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000000"/>
    </style:style>
    <style:style style:name="gr3" style:family="graphic" style:parent-style-name="standard">
      <style:graphic-properties draw:stroke="solid" svg:stroke-width="0.026cm" svg:stroke-color="#000000" draw:stroke-linejoin="miter" draw:fill="solid" draw:fill-color="#ffff00" draw:textarea-horizontal-align="left" draw:textarea-vertical-align="middle" draw:auto-grow-height="false" fo:padding-top="0.13cm" fo:padding-bottom="0.13cm" fo:padding-left="0.25cm" fo:padding-right="0.25cm" fo:wrap-option="no-wrap" draw:shadow="hidden" draw:shadow-color="#000000"/>
    </style:style>
    <style:style style:name="gr4" style:family="graphic" style:parent-style-name="standard">
      <style:graphic-properties draw:stroke="none" svg:stroke-color="#000000" draw:fill="solid" draw:fill-color="#00ffff" draw:textarea-horizontal-align="justify" draw:textarea-vertical-align="top" draw:auto-grow-height="true" fo:min-height="1.017cm" fo:padding-top="0.13cm" fo:padding-bottom="0.13cm" fo:padding-left="0.25cm" fo:padding-right="0.25cm" fo:wrap-option="wrap" draw:shadow="hidden" draw:shadow-color="#000000"/>
    </style:style>
    <style:style style:name="gr5" style:family="graphic" style:parent-style-name="standard">
      <style:graphic-properties draw:stroke="solid" svg:stroke-width="0.026cm" svg:stroke-color="#000000" draw:stroke-linejoin="miter" draw:fill="solid" draw:fill-color="#009900" draw:textarea-horizontal-align="justify" draw:textarea-vertical-align="middle" draw:auto-grow-height="false" fo:padding-top="0.13cm" fo:padding-bottom="0.13cm" fo:padding-left="0.25cm" fo:padding-right="0.25cm" fo:wrap-option="no-wrap" draw:shadow="hidden" draw:shadow-color="#000000"/>
    </style:style>
    <style:style style:name="gr6" style:family="graphic" style:parent-style-name="standard">
      <style:graphic-properties draw:stroke="solid" svg:stroke-width="0.026cm" svg:stroke-color="#000000" draw:stroke-linejoin="miter" draw:fill="solid" draw:fill-color="#00ffff" draw:textarea-horizontal-align="justify" draw:textarea-vertical-align="middle" draw:auto-grow-height="false" fo:padding-top="0.13cm" fo:padding-bottom="0.13cm" fo:padding-left="0.25cm" fo:padding-right="0.25cm" fo:wrap-option="no-wrap" draw:shadow="hidden" draw:shadow-color="#000000"/>
    </style:style>
    <style:style style:name="gr7" style:family="graphic" style:parent-style-name="standard">
      <style:graphic-properties draw:stroke="none" draw:fill="none" draw:fill-color="#ffffff" draw:textarea-horizontal-align="justify" draw:textarea-vertical-align="top" draw:auto-grow-height="true" fo:min-height="10.731cm" fo:padding-top="0.13cm" fo:padding-bottom="0.13cm" fo:padding-left="0.25cm" fo:padding-right="0.25cm" fo:wrap-option="wrap" draw:shadow="hidden" draw:shadow-color="#000000"/>
    </style:style>
    <style:style style:name="gr8" style:family="graphic" style:parent-style-name="standard">
      <style:graphic-properties draw:stroke="solid" svg:stroke-width="0.026cm" svg:stroke-color="#000000" draw:stroke-linejoin="miter" draw:fill="solid" draw:fill-color="#996600" draw:textarea-horizontal-align="justify" draw:textarea-vertical-align="middle" draw:auto-grow-height="false" fo:padding-top="0.13cm" fo:padding-bottom="0.13cm" fo:padding-left="0.25cm" fo:padding-right="0.25cm" fo:wrap-option="no-wrap" draw:shadow="hidden" draw:shadow-color="#000000"/>
    </style:style>
    <style:style style:name="gr9" style:family="graphic" style:parent-style-name="standard">
      <style:graphic-properties draw:stroke="solid" svg:stroke-width="0.026cm" svg:stroke-color="#000000" draw:stroke-linejoin="miter" draw:fill="solid" draw:fill-color="#ff9900" draw:textarea-horizontal-align="justify" draw:textarea-vertical-align="middle" draw:auto-grow-height="false" fo:padding-top="0.13cm" fo:padding-bottom="0.13cm" fo:padding-left="0.25cm" fo:padding-right="0.25cm" fo:wrap-option="no-wrap" draw:shadow="hidden" draw:shadow-color="#000000"/>
    </style:style>
    <style:style style:name="gr10" style:family="graphic" style:parent-style-name="standard">
      <style:graphic-properties draw:stroke="solid" svg:stroke-width="0.079cm" svg:stroke-color="#000000" draw:marker-end="msArrowEnd_20_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000000"/>
    </style:style>
    <style:style style:name="pr1" style:family="presentation" style:parent-style-name="Default-subtitle">
      <style:graphic-properties draw:stroke="none" draw:fill="none" draw:fill-color="#ff9900" draw:textarea-horizontal-align="justify" draw:textarea-vertical-align="top" draw:auto-grow-height="true" draw:auto-grow-width="false" fo:min-height="4.609cm" fo:min-width="0cm" fo:padding-top="0.13cm" fo:padding-bottom="0.13cm" fo:padding-left="0.25cm" fo:padding-right="0.25cm" fo:wrap-option="wrap" draw:shadow="hidden" draw:shadow-color="#000000"/>
    </style:style>
    <style:style style:name="pr2" style:family="presentation" style:parent-style-name="Default-notes">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3" style:family="presentation" style:parent-style-name="Default-title">
      <style:graphic-properties draw:stroke="none" draw:fill="none" draw:fill-color="#ff9900" draw:textarea-horizontal-align="justify" draw:textarea-vertical-align="middle" draw:auto-grow-height="true" draw:auto-grow-width="false" fo:min-height="4.055cm" fo:min-width="0cm" fo:padding-top="0.13cm" fo:padding-bottom="0.13cm" fo:padding-left="0.25cm" fo:padding-right="0.25cm" fo:wrap-option="wrap" draw:shadow="hidden" draw:shadow-color="#000000"/>
    </style:style>
    <style:style style:name="pr4" style:family="presentation" style:parent-style-name="Default-outline1" style:list-style-name="L4">
      <style:graphic-properties draw:stroke="none" draw:fill="none" draw:fill-color="#ff9900" draw:textarea-horizontal-align="justify" draw:textarea-vertical-align="top" draw:auto-grow-height="true" draw:auto-grow-width="false" fo:min-height="11.423cm" fo:min-width="0cm" fo:padding-top="0.13cm" fo:padding-bottom="0.13cm" fo:padding-left="0.25cm" fo:padding-right="0.25cm" fo:wrap-option="wrap" draw:shadow="hidden" draw:shadow-color="#000000"/>
    </style:style>
    <style:style style:name="pr5" style:family="presentation" style:parent-style-name="Default-notes">
      <style:graphic-properties draw:fill-color="#ffffff" draw:auto-grow-height="true" fo:min-height="11.278cm"/>
    </style:style>
    <style:style style:name="pr6" style:family="presentation" style:parent-style-name="Default-title">
      <style:graphic-properties draw:stroke="none" draw:fill="none" draw:fill-color="#ff9900" draw:textarea-horizontal-align="justify" draw:textarea-vertical-align="middle" draw:auto-grow-height="true" draw:auto-grow-width="false" fo:min-height="2.493cm" fo:min-width="0cm" fo:padding-top="0.13cm" fo:padding-bottom="0.13cm" fo:padding-left="0.25cm" fo:padding-right="0.25cm" fo:wrap-option="wrap" draw:shadow="hidden" draw:shadow-color="#000000"/>
    </style:style>
    <style:style style:name="pr7" style:family="presentation" style:parent-style-name="Default-outline1">
      <style:graphic-properties draw:stroke="none" draw:fill="none" draw:fill-color="#ff9900" draw:textarea-horizontal-align="justify" draw:textarea-vertical-align="top" draw:auto-grow-height="true" draw:auto-grow-width="false" fo:min-height="1.646cm" fo:min-width="0cm" fo:padding-top="0.13cm" fo:padding-bottom="0.13cm" fo:padding-left="0.25cm" fo:padding-right="0.25cm" fo:wrap-option="wrap" draw:shadow="hidden" draw:shadow-color="#000000"/>
    </style:style>
    <style:style style:name="pr8" style:family="presentation" style:parent-style-name="Default-notes">
      <style:graphic-properties draw:stroke="solid" svg:stroke-width="0.026cm" svg:stroke-color="#000000" draw:stroke-linejoin="miter" draw:fill="solid"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r9" style:family="presentation" style:parent-style-name="Default-outline1">
      <style:graphic-properties draw:stroke="none" draw:fill="none" draw:fill-color="#ff9900" draw:textarea-horizontal-align="justify" draw:textarea-vertical-align="top" draw:auto-grow-height="true" draw:auto-grow-width="false" fo:min-height="11.423cm" fo:min-width="0cm" fo:padding-top="0.13cm" fo:padding-bottom="0.13cm" fo:padding-left="0.25cm" fo:padding-right="0.25cm" fo:wrap-option="wrap" draw:shadow="hidden" draw:shadow-color="#000000"/>
    </style:style>
    <style:style style:name="pr10" style:family="presentation" style:parent-style-name="Default-title">
      <style:graphic-properties draw:auto-grow-height="true" fo:min-height="4.055cm"/>
    </style:style>
    <style:style style:name="pr11" style:family="presentation" style:parent-style-name="Default-outline1">
      <style:graphic-properties draw:auto-grow-height="true" fo:min-height="11.423cm"/>
    </style:style>
    <style:style style:name="pr12" style:family="presentation" style:parent-style-name="Default-notes">
      <style:graphic-properties draw:fill-color="#ffffff" fo:min-height="11.027cm"/>
    </style:style>
    <style:style style:name="pr13" style:family="presentation" style:parent-style-name="Default-title">
      <style:graphic-properties draw:stroke="none" draw:fill="none" draw:fill-color="#ff9900" draw:textarea-horizontal-align="justify" draw:textarea-vertical-align="middle" draw:auto-grow-height="true" draw:auto-grow-width="false" fo:min-height="2.916cm" fo:min-width="0cm" fo:padding-top="0.13cm" fo:padding-bottom="0.13cm" fo:padding-left="0.25cm" fo:padding-right="0.25cm" fo:wrap-option="wrap" draw:shadow="hidden" draw:shadow-color="#000000"/>
    </style:style>
    <style:style style:name="pr14" style:family="presentation" style:parent-style-name="Default-outline1">
      <style:graphic-properties draw:stroke="none" draw:fill="none" draw:fill-color="#ff9900" draw:textarea-horizontal-align="justify" draw:textarea-vertical-align="top" draw:auto-grow-height="true" draw:auto-grow-width="false" fo:min-height="11.171cm" fo:min-width="0cm" fo:padding-top="0.13cm" fo:padding-bottom="0.13cm" fo:padding-left="0.25cm" fo:padding-right="0.25cm" fo:wrap-option="wrap" draw:shadow="hidden" draw:shadow-color="#000000"/>
    </style:style>
    <style:style style:name="pr15" style:family="presentation" style:parent-style-name="Default-outline1" style:list-style-name="L6">
      <style:graphic-properties draw:stroke="none" draw:fill="none" draw:fill-color="#ff9900" draw:textarea-horizontal-align="justify" draw:textarea-vertical-align="top" draw:auto-grow-height="true" draw:auto-grow-width="false" fo:min-height="11.423cm" fo:min-width="0cm" fo:padding-top="0.13cm" fo:padding-bottom="0.13cm" fo:padding-left="0.25cm" fo:padding-right="0.25cm" fo:wrap-option="wrap" draw:shadow="hidden" draw:shadow-color="#000000"/>
    </style:style>
    <style:style style:name="pr16" style:family="presentation" style:parent-style-name="Default-notes" style:list-style-name="L11">
      <style:graphic-properties draw:stroke="none" draw:fill="none" draw:fill-color="#00cc99" draw:textarea-horizontal-align="justify" draw:textarea-vertical-align="top" draw:auto-grow-height="true" draw:auto-grow-width="false" fo:min-height="11.171cm" fo:min-width="0cm" fo:padding-top="0.13cm" fo:padding-bottom="0.13cm" fo:padding-left="0.25cm" fo:padding-right="0.25cm" fo:wrap-option="wrap" draw:shadow="hidden" draw:shadow-color="#808080"/>
    </style:style>
    <style:style style:name="pr17" style:family="presentation" style:parent-style-name="Default-outline1">
      <style:graphic-properties draw:stroke="none" draw:fill="none" draw:fill-color="#ff9900" draw:textarea-horizontal-align="justify" draw:textarea-vertical-align="top" draw:auto-grow-height="true" draw:auto-grow-width="false" fo:min-height="13.288cm" fo:min-width="0cm" fo:padding-top="0.13cm" fo:padding-bottom="0.13cm" fo:padding-left="0.25cm" fo:padding-right="0.25cm" fo:wrap-option="wrap" draw:shadow="hidden" draw:shadow-color="#000000"/>
    </style:style>
    <style:style style:name="pr18" style:family="presentation" style:parent-style-name="Default-notes">
      <style:graphic-properties draw:stroke="solid" svg:stroke-width="0.026cm" svg:stroke-color="#000000" draw:stroke-linejoin="miter" draw:fill="solid" draw:fill-color="#ffffff" draw:auto-grow-height="true" fo:min-height="11.278cm" fo:padding-top="0.013cm" fo:padding-bottom="0.013cm" fo:padding-left="0.013cm" fo:padding-right="0.013cm" draw:shadow="hidden"/>
    </style:style>
    <style:style style:name="P1" style:family="paragraph">
      <style:paragraph-properties fo:margin-left="0cm" fo:margin-right="0cm" fo:text-indent="0cm"/>
    </style:style>
    <style:style style:name="P2" style:family="paragraph">
      <style:paragraph-properties text:enable-numbering="false" fo:margin-left="0cm" fo:margin-right="0cm" fo:margin-top="0.282cm" fo:margin-bottom="0cm" fo:text-indent="0cm" style:writing-mode="lr-tb"/>
      <style:text-properties fo:font-size="32pt"/>
    </style:style>
    <style:style style:name="P3" style:family="paragraph">
      <style:paragraph-properties fo:margin-left="0cm" fo:margin-right="0cm" fo:margin-top="0.158cm" fo:margin-bottom="0cm" fo:text-indent="0cm"/>
    </style:style>
    <style:style style:name="P4" style:family="paragraph">
      <style:paragraph-properties text:enable-numbering="false" fo:margin-left="0cm" fo:margin-right="0cm" fo:margin-top="0.158cm" fo:margin-bottom="0cm" fo:text-indent="0cm" style:writing-mode="lr-tb"/>
      <style:text-properties fo:font-size="12pt"/>
    </style:style>
    <style:style style:name="P5" style:family="paragraph">
      <style:paragraph-properties text:enable-numbering="false" fo:margin-left="0cm" fo:margin-right="0cm" fo:text-indent="0cm" style:writing-mode="lr-tb"/>
    </style:style>
    <style:style style:name="P6" style:family="paragraph">
      <style:paragraph-properties fo:margin-left="0cm" fo:margin-right="0cm" fo:margin-top="0.282cm" fo:margin-bottom="0cm" fo:line-height="90%" fo:text-indent="0cm"/>
    </style:style>
    <style:style style:name="P7" style:family="paragraph">
      <style:paragraph-properties fo:margin-left="0.952cm" fo:margin-right="0cm" fo:margin-top="0.211cm" fo:margin-bottom="0cm" fo:line-height="90%" fo:text-indent="-0.952cm"/>
    </style:style>
    <style:style style:name="P8" style:family="paragraph">
      <style:paragraph-properties fo:margin-left="0.952cm" fo:margin-right="0cm" fo:margin-top="0.211cm" fo:margin-bottom="0cm" fo:line-height="90%"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9" style:family="paragraph">
      <style:paragraph-properties text:enable-numbering="true" fo:margin-left="0.952cm" fo:margin-right="0cm" fo:margin-top="0.282cm" fo:margin-bottom="0cm" fo:line-height="90%" fo:text-indent="-0.952cm" style:writing-mode="lr-tb"/>
      <style:text-properties fo:font-size="22pt"/>
    </style:style>
    <style:style style:name="P10" style:family="paragraph">
      <style:paragraph-properties fo:margin-left="0cm" fo:margin-right="0cm" fo:text-indent="0cm"/>
      <style:text-properties fo:font-size="12pt"/>
    </style:style>
    <style:style style:name="P11" style:family="paragraph">
      <style:paragraph-properties fo:margin-left="0cm" fo:margin-right="0cm" fo:text-indent="0cm" style:writing-mode="lr-tb"/>
    </style:style>
    <style:style style:name="P12" style:family="paragraph">
      <style:paragraph-properties fo:margin-left="0cm" fo:margin-right="0cm" fo:margin-top="0.282cm" fo:margin-bottom="0cm" fo:text-indent="0cm"/>
    </style:style>
    <style:style style:name="P13" style:family="paragraph">
      <style:paragraph-properties fo:margin-left="0.943cm" fo:margin-right="0cm" fo:text-indent="-0.943cm" style:writing-mode="lr-tb"/>
    </style:style>
    <style:style style:name="P14" style:family="paragraph">
      <style:paragraph-properties style:writing-mode="lr-tb"/>
      <style:text-properties fo:color="#000000" fo:font-size="24pt" style:font-size-asian="24pt" style:font-size-complex="24pt"/>
    </style:style>
    <style:style style:name="P15" style:family="paragraph">
      <style:paragraph-properties fo:margin-left="0cm" fo:margin-right="0cm" fo:margin-top="0.529cm" fo:margin-bottom="0cm" fo:text-align="center" fo:text-indent="0cm" style:punctuation-wrap="simple" style:line-break="normal"/>
    </style:style>
    <style:style style:name="P16" style:family="paragraph">
      <style:paragraph-properties text:enable-numbering="false" fo:margin-left="0cm" fo:margin-right="0cm" fo:margin-top="0.529cm" fo:margin-bottom="0cm" fo:text-align="center" fo:text-indent="0cm" style:punctuation-wrap="simple" style:line-break="normal" style:writing-mode="lr-tb"/>
      <style:text-properties fo:color="#000000" fo:font-size="24pt" style:font-size-asian="24pt" style:font-size-complex="24pt"/>
    </style:style>
    <style:style style:name="P17" style:family="paragraph">
      <style:paragraph-properties fo:margin-left="0cm" fo:margin-right="0cm" fo:text-align="center" fo:text-indent="0cm" style:punctuation-wrap="simple" style:line-break="normal"/>
    </style:style>
    <style:style style:name="P18" style:family="paragraph">
      <style:paragraph-properties text:enable-numbering="false" fo:margin-left="0cm" fo:margin-right="0cm" fo:text-align="center" fo:text-indent="0cm" style:punctuation-wrap="simple" style:line-break="normal" style:writing-mode="lr-tb"/>
      <style:text-properties fo:color="#000000" fo:font-size="24pt" style:font-size-asian="24pt" style:font-size-complex="24pt"/>
    </style:style>
    <style:style style:name="P19" style:family="paragraph">
      <style:paragraph-properties fo:margin-left="0cm" fo:margin-right="0cm" fo:margin-top="0.44cm" fo:margin-bottom="0cm" fo:line-height="80%"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fo:margin-left="0cm" fo:margin-right="0cm" fo:margin-top="0.44cm" fo:margin-bottom="0cm" fo:line-height="80%" fo:text-indent="0cm" style:punctuation-wrap="simple" style:line-break="normal"/>
    </style:style>
    <style:style style:name="P21" style:family="paragraph">
      <style:paragraph-properties text:enable-numbering="false" fo:margin-left="0cm" fo:margin-right="0cm" fo:margin-top="0.44cm" fo:margin-bottom="0cm" fo:line-height="80%"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24pt"/>
    </style:style>
    <style:style style:name="P22" style:family="paragraph">
      <style:paragraph-properties fo:margin-left="0cm" fo:margin-right="0cm" fo:text-align="center" fo:text-indent="0cm"/>
    </style:style>
    <style:style style:name="P23" style:family="paragraph">
      <style:paragraph-properties text:enable-numbering="false" fo:margin-left="0cm" fo:margin-right="0cm" fo:text-align="center" fo:text-indent="0cm" style:writing-mode="lr-tb"/>
      <style:text-properties fo:color="#000000" fo:font-size="24pt" style:font-size-asian="24pt" style:font-size-complex="24pt"/>
    </style:style>
    <style:style style:name="P24" style:family="paragraph">
      <style:paragraph-properties fo:text-align="center" style:writing-mode="lr-tb"/>
      <style:text-properties fo:color="#000000" fo:font-size="24pt" style:font-size-asian="24pt" style:font-size-complex="24pt"/>
    </style:style>
    <style:style style:name="P25" style:family="paragraph">
      <style:paragraph-properties fo:margin-left="0cm" fo:margin-right="0cm" fo:margin-top="0.246cm" fo:margin-bottom="0cm" fo:line-height="80%" fo:text-indent="0cm"/>
    </style:style>
    <style:style style:name="P26" style:family="paragraph">
      <style:paragraph-properties fo:margin-left="2.063cm" fo:margin-right="0cm" fo:margin-top="0.246cm" fo:margin-bottom="0cm" fo:line-height="80%" fo:text-align="start" fo:text-indent="-0.793cm" style:text-autospace="ideograph-alpha" style:punctuation-wrap="hanging" style:line-break="strict" style:writing-mode="lr-tb">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outline="false" style:text-line-through-style="none" style:text-position="0% 100%" fo:font-family="'DejaVu Sans'" style:font-family-generic="swiss"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8pt" style:language-asian="en" style:country-asian="US" style:font-style-asian="normal" style:font-weight-asian="normal" style:font-family-complex="Gothic"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27" style:family="paragraph">
      <style:paragraph-properties fo:margin-left="0cm" fo:margin-right="0cm" fo:margin-top="0.282cm" fo:margin-bottom="0cm" fo:line-height="80%" fo:text-indent="0cm"/>
    </style:style>
    <style:style style:name="P28" style:family="paragraph">
      <style:paragraph-properties fo:margin-left="2.063cm" fo:margin-right="0cm" fo:margin-top="0.246cm" fo:margin-bottom="0cm" fo:line-height="8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DejaVu Sans'" style:font-family-generic="swiss"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8pt" style:language-asian="en" style:country-asian="US" style:font-style-asian="normal" style:font-weight-asian="normal" style:font-family-complex="Gothic"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29" style:family="paragraph">
      <style:paragraph-properties text:enable-numbering="true" fo:margin-left="0.943cm" fo:margin-right="0cm" fo:margin-top="0.246cm" fo:margin-bottom="0cm" fo:line-height="80%" fo:text-indent="-0.943cm" style:writing-mode="lr-tb"/>
    </style:style>
    <style:style style:name="P30" style:family="paragraph">
      <style:paragraph-properties fo:margin-left="0cm" fo:margin-right="0cm" fo:margin-top="0.211cm" fo:margin-bottom="0cm" fo:line-height="80%" fo:text-indent="0cm"/>
    </style:style>
    <style:style style:name="P31" style:family="paragraph">
      <style:paragraph-properties text:enable-numbering="true" fo:margin-left="0.943cm" fo:margin-right="0cm" fo:margin-top="0.282cm" fo:margin-bottom="0cm" fo:text-indent="-0.943cm" style:writing-mode="lr-tb"/>
    </style:style>
    <style:style style:name="P32" style:family="paragraph">
      <style:paragraph-properties fo:margin-left="0.943cm" fo:margin-right="0cm" fo:text-indent="-0.943cm"/>
    </style:style>
    <style:style style:name="P33" style:family="paragraph">
      <style:paragraph-properties fo:margin-left="2.054cm" fo:margin-right="0cm" fo:margin-top="0.246cm" fo:margin-bottom="0cm" fo:line-height="100%" fo:text-align="start" fo:text-indent="-0.784cm" style:text-autospace="ideograph-alpha" style:punctuation-wrap="hanging" style:line-break="strict" style:writing-mode="lr-tb">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outline="false" style:text-line-through-style="none" style:text-position="0% 100%" fo:font-family="'DejaVu Sans'" style:font-family-generic="swiss"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8pt" style:language-asian="en" style:country-asian="US" style:font-style-asian="normal" style:font-weight-asian="normal" style:font-family-complex="Gothic"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34" style:family="paragraph">
      <style:paragraph-properties fo:margin-left="0cm" fo:margin-right="0cm" fo:margin-top="0.246cm" fo:margin-bottom="0cm" fo:text-indent="0cm"/>
    </style:style>
    <style:style style:name="P35" style:family="paragraph">
      <style:paragraph-properties fo:margin-left="3.175cm" fo:margin-right="0cm" fo:margin-top="0.211cm" fo:margin-bottom="0cm" fo:line-height="100%" fo:text-align="start"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position="0% 100%" fo:font-family="'DejaVu Sans'" style:font-family-generic="swiss"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4pt" style:language-asian="en" style:country-asian="US" style:font-style-asian="normal" style:font-weight-asian="normal" style:font-family-complex="Gothic"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outline="false" style:text-line-through-style="none" style:text-position="0% 100%" fo:font-family="'DejaVu Sans'" style:font-family-generic="swiss"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8pt" style:language-asian="en" style:country-asian="US" style:font-style-asian="normal" style:font-weight-asian="normal" style:font-family-complex="Gothic"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37" style:family="paragraph">
      <style:paragraph-properties fo:margin-left="3.175cm" fo:margin-right="0cm" fo:margin-top="0.211cm" fo:margin-bottom="0cm" fo:line-height="80%" fo:text-align="start"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position="0% 100%" fo:font-family="'DejaVu Sans'" style:font-family-generic="swiss"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4pt" style:language-asian="en" style:country-asian="US" style:font-style-asian="normal" style:font-weight-asian="normal" style:font-family-complex="Gothic"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38" style:family="paragraph">
      <style:paragraph-properties text:enable-numbering="true" fo:margin-left="0.943cm" fo:margin-right="0cm" fo:margin-top="0.282cm" fo:margin-bottom="0cm" fo:line-height="80%" fo:text-indent="-0.943cm" style:writing-mode="lr-tb"/>
      <style:text-properties fo:font-size="26pt" style:font-size-asian="26pt" style:font-size-complex="26pt"/>
    </style:style>
    <style:style style:name="P39" style:family="paragraph">
      <style:paragraph-properties text:enable-numbering="false" fo:margin-left="0.952cm" fo:margin-right="0cm" fo:margin-top="0.211cm" fo:margin-bottom="0cm" fo:line-height="90%" fo:text-indent="-0.952cm" style:writing-mode="lr-tb">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size="20pt" style:font-size-asian="22pt" style:font-size-complex="22pt"/>
    </style:style>
    <style:style style:name="P40" style:family="paragraph">
      <style:paragraph-properties fo:margin-left="0cm" fo:margin-right="0cm" fo:margin-top="0.246cm" fo:margin-bottom="0cm" fo:line-height="90%" fo:text-indent="0cm"/>
    </style:style>
    <style:style style:name="P41" style:family="paragraph">
      <style:paragraph-properties fo:margin-left="3.175cm" fo:margin-right="0cm" fo:margin-top="0.176cm" fo:margin-bottom="0cm" fo:line-height="80%" fo:text-align="start" fo:text-indent="-0.635cm" style:text-autospace="ideograph-alpha" style:punctuation-wrap="hanging" style:line-break="strict" style:writing-mode="lr-tb">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position="0% 100%" fo:font-family="'DejaVu Sans'" style:font-family-generic="swiss"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4pt" style:language-asian="en" style:country-asian="US" style:font-style-asian="normal" style:font-weight-asian="normal" style:font-family-complex="Gothic" style:font-pitch-complex="variable" style:font-size-complex="24pt" style:language-complex="en" style:country-complex="US" style:font-style-complex="normal" style:font-weight-complex="normal" style:text-emphasize="none" style:text-scale="100%" style:font-relief="none" style:text-overline-style="none" style:text-overline-color="font-color" fo:hyphenate="false"/>
    </style:style>
    <style:style style:name="P42" style:family="paragraph">
      <style:paragraph-properties fo:margin-left="0.952cm" fo:margin-right="0cm" fo:margin-top="0.176cm" fo:margin-bottom="0cm" fo:text-indent="-0.952cm">
        <style:tab-stops>
          <style:tab-stop style:position="0cm"/>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43" style:family="paragraph">
      <style:paragraph-properties text:enable-numbering="true" fo:margin-left="0.943cm" fo:margin-right="0cm" fo:margin-top="0.246cm" fo:margin-bottom="0cm" fo:line-height="90%" fo:text-indent="-0.943cm" style:writing-mode="lr-tb"/>
      <style:text-properties fo:font-size="18pt" style:font-size-asian="18pt" style:font-size-complex="18pt"/>
    </style:style>
    <style:style style:name="P44" style:family="paragraph">
      <style:paragraph-properties text:enable-numbering="true" fo:margin-left="0cm" fo:margin-right="0cm" fo:margin-top="0.158cm" fo:margin-bottom="0cm" fo:text-indent="0cm" style:writing-mode="lr-tb"/>
      <style:text-properties fo:font-size="12pt"/>
    </style:style>
    <style:style style:name="P45" style:family="paragraph">
      <style:paragraph-properties fo:margin-left="2.063cm" fo:margin-right="0cm" fo:margin-top="0.211cm" fo:margin-bottom="0cm" fo:line-height="80%" fo:text-align="start" fo:text-indent="-0.793cm" style:text-autospace="ideograph-alpha" style:punctuation-wrap="hanging" style:line-break="strict" style:writing-mode="lr-tb">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outline="false" style:text-line-through-style="none" style:text-position="0% 100%" fo:font-family="'DejaVu Sans'" style:font-family-generic="swiss"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28pt" style:language-asian="en" style:country-asian="US" style:font-style-asian="normal" style:font-weight-asian="normal" style:font-family-complex="Gothic" style:font-pitch-complex="variable" style:font-size-complex="28pt" style:language-complex="en" style:country-complex="US" style:font-style-complex="normal" style:font-weight-complex="normal" style:text-emphasize="none" style:text-scale="100%" style:font-relief="none" style:text-overline-style="none" style:text-overline-color="font-color" fo:hyphenate="false"/>
    </style:style>
    <style:style style:name="P46" style:family="paragraph">
      <style:paragraph-properties fo:margin-left="0.943cm" fo:margin-right="0cm" fo:text-indent="-0.943cm" style:writing-mode="lr-tb"/>
      <style:text-properties fo:font-size="22pt" style:font-size-asian="22pt" style:font-size-complex="22pt"/>
    </style:style>
    <style:style style:name="T1" style:family="text">
      <style:text-properties fo:font-size="12pt"/>
    </style:style>
    <style:style style:name="T2" style:family="text">
      <style:text-properties fo:font-size="22pt" fo:language="fr" fo:country="FR" fo:font-weight="bold" style:font-size-asian="32pt" style:font-size-complex="32pt"/>
    </style:style>
    <style:style style:name="T3" style:family="text">
      <style:text-properties fo:font-size="22pt" fo:language="fr" fo:country="FR" style:font-size-asian="32pt" style:font-size-complex="32pt"/>
    </style:style>
    <style:style style:name="T4" style:family="text">
      <style:text-properties fo:font-family="'DejaVu Sans Mono'" style:font-family-generic="modern" style:font-pitch="fixed" fo:font-size="20pt" fo:language="fr" fo:country="FR" style:font-size-asian="20pt" style:font-size-complex="20pt"/>
    </style:style>
    <style:style style:name="T5" style:family="text">
      <style:text-properties fo:font-size="22pt" fo:language="fr" fo:country="FR" style:font-size-asian="24pt" style:font-size-complex="24pt"/>
    </style:style>
    <style:style style:name="T6" style:family="text">
      <style:text-properties fo:font-size="32pt" style:font-size-asian="32pt" style:font-size-complex="32pt"/>
    </style:style>
    <style:style style:name="T7" style:family="text">
      <style:text-properties fo:language="fr" fo:country="FR"/>
    </style:style>
    <style:style style:name="T8" style:family="text">
      <style:text-properties fo:color="#000000" fo:font-size="24pt" fo:language="fr" fo:country="FR" style:font-size-asian="24pt" style:font-size-complex="24pt"/>
    </style:style>
    <style:style style:name="T9" style:family="text">
      <style:text-properties fo:color="#000000" fo:font-size="24pt" style:font-size-asian="24pt" style:font-size-complex="24pt"/>
    </style:style>
    <style:style style:name="T10" style:family="text">
      <style:text-properties fo:color="#000000" fo:font-size="24pt" fo:font-weight="bold" style:font-size-asian="24pt" style:font-size-complex="24pt"/>
    </style:style>
    <style:style style:name="T11" style:family="text">
      <style:text-properties fo:color="#000000" fo:font-size="20pt" fo:language="fr" fo:country="FR" style:font-size-asian="20pt" style:font-size-complex="20pt"/>
    </style:style>
    <style:style style:name="T12" style:family="text">
      <style:text-properties fo:font-size="26pt" fo:language="fr" fo:country="FR" style:font-size-asian="26pt" style:font-size-complex="26pt"/>
    </style:style>
    <style:style style:name="T13" style:family="text">
      <style:text-properties fo:font-size="28pt" fo:language="fr" fo:country="FR" style:font-size-asian="28pt" style:font-size-complex="28pt"/>
    </style:style>
    <style:style style:name="T14" style:family="text">
      <style:text-properties fo:font-size="24pt" fo:language="fr" fo:country="FR" style:font-size-asian="24pt" style:font-size-complex="24pt"/>
    </style:style>
    <style:style style:name="T15" style:family="text">
      <style:text-properties fo:font-family="'DejaVu Sans Mono'" style:font-family-generic="modern" style:font-pitch="fixed"/>
    </style:style>
    <style:style style:name="T16" style:family="text">
      <style:text-properties fo:color="#ff0000"/>
    </style:style>
    <style:style style:name="T17" style:family="text">
      <style:text-properties fo:font-family="'DejaVu Sans Mono'" style:font-family-generic="modern" style:font-pitch="fixed" fo:language="fr" fo:country="FR"/>
    </style:style>
    <style:style style:name="T18" style:family="text">
      <style:text-properties fo:font-family="'DejaVu Sans Mono'" style:font-family-generic="modern" style:font-pitch="fixed" fo:font-size="26pt" fo:language="fr" fo:country="FR" style:font-size-asian="26pt" style:font-size-complex="26pt"/>
    </style:style>
    <style:style style:name="T19" style:family="text">
      <style:text-properties fo:font-family="'DejaVu Sans Mono'" style:font-family-generic="modern" style:font-pitch="fixed" fo:font-size="18pt" fo:language="fr" fo:country="FR" style:font-size-asian="18pt" style:font-size-complex="18pt"/>
    </style:style>
    <style:style style:name="T20" style:family="text">
      <style:text-properties fo:font-family="'DejaVu Sans Mono'" style:font-family-generic="modern" style:font-pitch="fixed" fo:font-size="18pt" fo:language="fr" fo:country="FR" style:font-size-asian="20pt" style:font-size-complex="20pt"/>
    </style:style>
    <style:style style:name="T21" style:family="text">
      <style:text-properties fo:color="#800000" fo:font-family="'DejaVu Sans Mono'" style:font-family-generic="modern" style:font-pitch="fixed" fo:font-size="18pt" fo:language="fr" fo:country="FR" style:font-size-asian="20pt" style:font-size-complex="20pt"/>
    </style:style>
    <style:style style:name="T22" style:family="text">
      <style:text-properties fo:color="#280099" fo:font-family="'DejaVu Sans Mono'" style:font-family-generic="modern" style:font-pitch="fixed" fo:font-size="18pt" fo:language="fr" fo:country="FR" style:font-size-asian="20pt" style:font-size-complex="20pt"/>
    </style:style>
    <style:style style:name="T23" style:family="text">
      <style:text-properties fo:color="#000080" fo:font-family="'DejaVu Sans Mono'" style:font-family-generic="modern" style:font-pitch="fixed" fo:font-size="18pt" fo:language="fr" fo:country="FR" style:font-size-asian="20pt" style:font-size-complex="20pt"/>
    </style:style>
    <style:style style:name="T24" style:family="text">
      <style:text-properties fo:font-size="20pt" fo:language="fr" fo:country="FR" style:font-size-asian="22pt" style:font-size-complex="22pt"/>
    </style:style>
    <style:style style:name="T25" style:family="text">
      <style:text-properties fo:font-size="18pt" fo:language="fr" fo:country="FR" style:font-size-asian="18pt" style:font-size-complex="18pt"/>
    </style:style>
    <style:style style:name="T26" style:family="text">
      <style:text-properties fo:font-size="18pt" fo:language="fr" fo:country="FR" fo:font-style="italic" style:font-size-asian="18pt" style:font-size-complex="18pt"/>
    </style:style>
    <style:style style:name="T27" style:family="text">
      <style:text-properties fo:font-size="22pt" fo:language="fr" fo:country="FR" style:font-size-asian="22pt" style:font-size-complex="22pt"/>
    </style:style>
    <style:style style:name="T28" style:family="text">
      <style:text-properties fo:color="#ff0000" fo:font-size="22pt" fo:language="fr" fo:country="FR" fo:font-weight="bold" style:font-size-asian="22pt" style:font-size-complex="22pt"/>
    </style:style>
    <style:style style:name="T29" style:family="text">
      <style:text-properties style:text-line-through-style="solid" fo:font-size="28pt" style:font-size-asian="28pt" style:font-size-complex="28pt"/>
    </style:style>
    <style:style style:name="T30" style:family="text">
      <style:text-properties fo:font-size="16pt" style:font-size-asian="16pt" style:font-size-complex="16pt"/>
    </style:style>
    <text:list-style style:name="L1">
      <text:list-level-style-bullet text:level="1" text:bullet-char="•">
        <style:list-level-properties/>
        <style:text-properties fo:font-family="Tahoma" style:font-family-generic="modern"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Wingdings" style:font-family-generic="modern" style:font-pitch="variable" style:font-charset="x-symbol" fo:color="#3333cc" fo:font-size="60%"/>
      </text:list-level-style-bullet>
      <text:list-level-style-bullet text:level="2" text:bullet-char="">
        <style:list-level-properties text:space-before="1.27cm"/>
        <style:text-properties fo:font-family="Wingdings" style:font-family-generic="modern" style:font-pitch="variable" style:font-charset="x-symbol" fo:color="#ff0000" fo:font-size="55%"/>
      </text:list-level-style-bullet>
      <text:list-level-style-bullet text:level="3" text:bullet-char="">
        <style:list-level-properties text:space-before="2.54cm"/>
        <style:text-properties fo:font-family="Wingdings" style:font-family-generic="modern" style:font-pitch="variable" style:font-charset="x-symbol" fo:color="#3333cc" fo:font-size="50%"/>
      </text:list-level-style-bullet>
      <text:list-level-style-bullet text:level="4" text:bullet-char="">
        <style:list-level-properties text:space-before="3.81cm"/>
        <style:text-properties fo:font-family="Wingdings" style:font-family-generic="modern" style:font-pitch="variable" style:font-charset="x-symbol" fo:color="#ffcf01" fo:font-size="55%"/>
      </text:list-level-style-bullet>
      <text:list-level-style-bullet text:level="5" text:bullet-char="">
        <style:list-level-properties text:space-before="5.08cm"/>
        <style:text-properties fo:font-family="Wingdings" style:font-family-generic="modern" style:font-pitch="variable" style:font-charset="x-symbol" fo:color="#00e4a8" fo:font-size="50%"/>
      </text:list-level-style-bullet>
      <text:list-level-style-bullet text:level="6" text:bullet-char="">
        <style:list-level-properties text:space-before="5.08cm"/>
        <style:text-properties fo:font-family="Wingdings" style:font-family-generic="modern" style:font-pitch="variable" style:font-charset="x-symbol" fo:color="#00e4a8" fo:font-size="50%"/>
      </text:list-level-style-bullet>
      <text:list-level-style-bullet text:level="7" text:bullet-char="">
        <style:list-level-properties text:space-before="5.08cm"/>
        <style:text-properties fo:font-family="Wingdings" style:font-family-generic="modern" style:font-pitch="variable" style:font-charset="x-symbol" fo:color="#00e4a8" fo:font-size="50%"/>
      </text:list-level-style-bullet>
      <text:list-level-style-bullet text:level="8" text:bullet-char="">
        <style:list-level-properties text:space-before="5.08cm"/>
        <style:text-properties fo:font-family="Wingdings" style:font-family-generic="modern" style:font-pitch="variable" style:font-charset="x-symbol" fo:color="#00e4a8" fo:font-size="50%"/>
      </text:list-level-style-bullet>
      <text:list-level-style-bullet text:level="9" text:bullet-char="">
        <style:list-level-properties text:space-before="5.08cm"/>
        <style:text-properties fo:font-family="Wingdings" style:font-family-generic="modern"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52cm"/>
        <style:text-properties fo:font-family="'Monotype Sorts'" style:font-pitch="variable" style:font-charset="x-symbol" fo:color="#00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ä">
        <style:list-level-properties text:min-label-width="0.952cm"/>
        <style:text-properties fo:font-family="'Times New Roman'" style:font-family-generic="roman" style:font-pitch="variable" fo:color="#00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943cm"/>
        <style:text-properties fo:font-family="Wingdings" style:font-family-generic="modern" style:font-pitch="variable" style:font-charset="x-symbol" fo:color="#3333cc" fo:font-size="60%"/>
      </text:list-level-style-bullet>
      <text:list-level-style-bullet text:level="2" text:bullet-char="">
        <style:list-level-properties text:space-before="1.27cm" text:min-label-width="0.784cm"/>
        <style:text-properties fo:font-family="Wingdings" style:font-family-generic="modern" style:font-pitch="variable" style:font-charset="x-symbol" fo:color="#ff0000" fo:font-size="55%"/>
      </text:list-level-style-bullet>
      <text:list-level-style-bullet text:level="3" text:bullet-char="">
        <style:list-level-properties text:space-before="2.54cm" text:min-label-width="0.635cm"/>
        <style:text-properties fo:font-family="Wingdings" style:font-family-generic="modern" style:font-pitch="variable" style:font-charset="x-symbol" fo:color="#3333cc" fo:font-size="50%"/>
      </text:list-level-style-bullet>
      <text:list-level-style-bullet text:level="4" text:bullet-char="">
        <style:list-level-properties text:space-before="3.81cm" text:min-label-width="0.635cm"/>
        <style:text-properties fo:font-family="Wingdings" style:font-family-generic="modern" style:font-pitch="variable" style:font-charset="x-symbol" fo:color="#ffcf01" fo:font-size="55%"/>
      </text:list-level-style-bullet>
      <text:list-level-style-bullet text:level="5"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6"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7"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8"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9">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Default-title" draw:layer="layout" svg:width="21.59cm" svg:height="3.804cm" svg:x="1.905cm" svg:y="6.034cm" presentation:class="title" presentation:user-transformed="true">
          <draw:text-box>
            <text:p text:style-name="P1">Syntaxe, directives assembleur</text:p>
          </draw:text-box>
        </draw:frame>
        <draw:frame presentation:style-name="pr1" draw:text-style-name="P2" draw:layer="layout" svg:width="17.78cm" svg:height="4.869cm" svg:x="3.81cm" svg:y="10.795cm" presentation:class="subtitle" presentation:user-transformed="true">
          <draw:text-box>
            <text:p text:style-name="P2">Ensimag, filière apprentissage, 1A</text:p>
            <text:p text:style-name="P2">2011</text:p>
          </draw:text-box>
        </draw:frame>
        <presentation:notes draw:style-name="dp2">
          <draw:page-thumbnail draw:layer="layout" svg:width="12.7cm" svg:height="9.525cm" svg:x="3.175cm" svg:y="1.905cm" draw:page-number="1"/>
          <draw:frame presentation:style-name="pr2" draw:text-style-name="P4" draw:layer="layout" svg:width="13.97cm" svg:height="11.431cm" svg:x="2.54cm" svg:y="12.065cm" presentation:class="notes" presentation:user-transformed="true">
            <draw:text-box>
              <text:p text:style-name="P3"><text:span text:style-name="T1">Questions sur la première séance ???</text:span></text:p>
            </draw:text-box>
          </draw:frame>
        </presentation:notes>
      </draw:page>
      <draw:page draw:name="page2"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Exemples</text:p>
          </draw:text-box>
        </draw:frame>
        <draw:frame presentation:style-name="pr4" draw:text-style-name="P9" draw:layer="layout" svg:width="21.581cm" svg:height="12.768cm" svg:x="3.284cm" svg:y="5.604cm" presentation:class="outline" presentation:user-transformed="true">
          <draw:text-box>
            <text:list text:style-name="L4">
              <text:list-item>
                <text:p text:style-name="P6"><text:span text:style-name="T2">Instructions:</text:span><text:span text:style-name="T3"> </text:span></text:p>
              </text:list-item>
            </text:list>
            <text:p text:style-name="P7"><text:span text:style-name="T4">iter: <text:s text:c="2"/>cmpw $0,%ax <text:s/># compare word</text:span></text:p>
            <text:p text:style-name="P7"><text:span text:style-name="T4"><text:s text:c="8"/></text:span><text:span text:style-name="T4">je <text:s text:c="2"/>fin <text:s text:c="4"/># jump if equal</text:span></text:p>
            <text:p text:style-name="P7"><text:span text:style-name="T4"><text:s text:c="8"/></text:span><text:span text:style-name="T4">shrw $1,%ax</text:span><text:span text:style-name="T4"><text:tab/></text:span><text:span text:style-name="T4"> # shift right word</text:span></text:p>
            <text:p text:style-name="P7"><text:span text:style-name="T4"><text:s text:c="8"/></text:span><text:span text:style-name="T4">jnc <text:s/>suite <text:s text:c="2"/># jump if no carry</text:span></text:p>
            <text:p text:style-name="P7"><text:span text:style-name="T4"><text:s text:c="8"/></text:span><text:span text:style-name="T4">add <text:s/>%dx,%ax</text:span><text:span text:style-name="T4"><text:tab/></text:span><text:span text:style-name="T4"> # add</text:span></text:p>
            <text:p text:style-name="P7"><text:span text:style-name="T4">suite: <text:s/>shlw $1,%dx <text:s/># shift left word</text:span></text:p>
            <text:p text:style-name="P7"><text:span text:style-name="T4"><text:s text:c="8"/></text:span><text:span text:style-name="T4">jmp <text:s/>iter <text:s text:c="3"/># jump inconditionnel</text:span></text:p>
            <text:p text:style-name="P7"><text:span text:style-name="T4">fin:</text:span></text:p>
            <text:list text:continue-numbering="true" text:style-name="L4">
              <text:list-item>
                <text:p text:style-name="P6"><text:span text:style-name="T3"><text:s/></text:span><text:span text:style-name="T2">Données :</text:span></text:p>
              </text:list-item>
            </text:list>
            <text:p text:style-name="P8"><text:span text:style-name="T4"><text:tab/></text:span><text:span text:style-name="T4"><text:tab/></text:span><text:span text:style-name="T4">toto: <text:s text:c="10"/>.byte 0xff</text:span></text:p>
            <text:p text:style-name="P8"><text:span text:style-name="T4"><text:tab/></text:span><text:span text:style-name="T4"><text:tab/></text:span><text:span text:style-name="T4">lulu: <text:s text:c="10"/>.int <text:s text:c="2"/>$5000, suite</text:span></text:p>
            <text:p text:style-name="P7"><text:span text:style-name="T5"/></text:p>
          </draw:text-box>
        </draw:frame>
        <presentation:notes draw:style-name="dp3">
          <draw:page-thumbnail draw:style-name="gr1" draw:layer="layout" svg:width="0.004cm" svg:height="42.855cm" svg:x="0cm" svg:y="0.842cm" draw:page-number="2" presentation:class="page"/>
          <draw:frame presentation:style-name="pr5" draw:text-style-name="P10" draw:layer="layout" svg:width="16.267cm" svg:height="11.278cm" svg:x="1.397cm" svg:y="11.99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1" draw:layer="layout" svg:width="23.706cm" svg:height="2.753cm" svg:x="0.847cm" svg:y="0.423cm" presentation:class="title" presentation:user-transformed="true">
          <draw:text-box>
            <text:p text:style-name="P1"><text:span text:style-name="T6">Modèle mémoire (assembleur Gnu)</text:span></text:p>
          </draw:text-box>
        </draw:frame>
        <draw:frame presentation:style-name="pr7" draw:text-style-name="P13" draw:layer="layout" svg:width="21.59cm" svg:height="1.906cm" svg:x="1.905cm" svg:y="5.079cm" presentation:class="outline" presentation:user-transformed="true">
          <draw:text-box>
            <text:list text:style-name="L7">
              <text:list-item>
                <text:p text:style-name="P12"><text:span text:style-name="T7">Les directives .text, .data, .section </text:span></text:p>
              </text:list-item>
            </text:list>
          </draw:text-box>
        </draw:frame>
        <draw:custom-shape draw:style-name="gr2" draw:text-style-name="P14" draw:layer="layout" svg:width="5.927cm" svg:height="10.583cm" svg:x="14cm" svg:y="7.15cm">
          <text:p/>
          <draw:enhanced-geometry svg:viewBox="0 0 21600 21600" draw:type="rectangle" draw:enhanced-path="M 0 0 L 21600 0 21600 21600 0 21600 0 0 Z N"/>
        </draw:custom-shape>
        <draw:custom-shape draw:style-name="gr3" draw:text-style-name="P14" draw:layer="layout" svg:width="5.927cm" svg:height="2.752cm" svg:x="14cm" svg:y="7.15cm">
          <text:p/>
          <draw:enhanced-geometry svg:viewBox="0 0 21600 21600" draw:type="rectangle" draw:enhanced-path="M 0 0 L 21600 0 21600 21600 0 21600 0 0 Z N"/>
        </draw:custom-shape>
        <draw:custom-shape draw:style-name="gr4" draw:text-style-name="P16" draw:layer="layout" svg:width="5.503cm" svg:height="1.277cm" svg:x="14.212cm" svg:y="7.362cm">
          <text:p text:style-name="P15"><text:span text:style-name="T8">Code: text </text:span></text:p>
          <draw:enhanced-geometry svg:viewBox="0 0 21600 21600" draw:type="mso-spt202" draw:enhanced-path="M 0 0 L 21600 0 21600 21600 0 21600 0 0 Z N"/>
        </draw:custom-shape>
        <draw:custom-shape draw:style-name="gr5" draw:text-style-name="P18" draw:layer="layout" svg:width="5.927cm" svg:height="1.905cm" svg:x="14cm" svg:y="11.595cm">
          <text:p text:style-name="P17"><text:span text:style-name="T9">Données </text:span></text:p>
          <text:p text:style-name="P17"><text:span text:style-name="T9">Initialisées data </text:span></text:p>
          <draw:enhanced-geometry svg:viewBox="0 0 21600 21600" draw:type="rectangle" draw:enhanced-path="M 0 0 L 21600 0 21600 21600 0 21600 0 0 Z N"/>
        </draw:custom-shape>
        <draw:custom-shape draw:style-name="gr6" draw:text-style-name="P18" draw:layer="layout" svg:width="5.927cm" svg:height="1.693cm" svg:x="14cm" svg:y="13.5cm">
          <text:p text:style-name="P17"><text:span text:style-name="T10">Données non </text:span></text:p>
          <text:p text:style-name="P17"><text:span text:style-name="T10">Initialisées BSS </text:span></text:p>
          <draw:enhanced-geometry svg:viewBox="0 0 21600 21600" draw:type="rectangle" draw:enhanced-path="M 0 0 L 21600 0 21600 21600 0 21600 0 0 Z N"/>
        </draw:custom-shape>
        <draw:custom-shape draw:style-name="gr7" draw:text-style-name="P21" draw:layer="layout" svg:width="7.832cm" svg:height="10.991cm" svg:x="2.963cm" svg:y="6.765cm">
          <text:p text:style-name="P19"><text:span text:style-name="T11"><text:tab/></text:span><text:span text:style-name="T11">.section .data</text:span></text:p>
          <text:p text:style-name="P19"><text:span text:style-name="T11">un:</text:span><text:span text:style-name="T11"><text:tab/></text:span><text:span text:style-name="T11">.int 1</text:span></text:p>
          <text:p text:style-name="P19"><text:span text:style-name="T11">…</text:span><text:span text:style-name="T11">.</text:span><text:span text:style-name="T11"><text:tab/></text:span><text:span text:style-name="T11">…</text:span></text:p>
          <text:p text:style-name="P19"><text:span text:style-name="T11"><text:tab/></text:span><text:span text:style-name="T11">.section .bss</text:span></text:p>
          <text:p text:style-name="P19"><text:span text:style-name="T11"><text:tab/></text:span><text:span text:style-name="T11">.lcomm tab,10</text:span></text:p>
          <text:p text:style-name="P20"><text:span text:style-name="T11">tab1:</text:span><text:span text:style-name="T11"><text:tab/></text:span><text:span text:style-name="T11">skip 10</text:span></text:p>
          <text:p text:style-name="P20"><text:span text:style-name="T11">---</text:span></text:p>
          <text:p text:style-name="P19"><text:span text:style-name="T11"><text:tab/></text:span><text:span text:style-name="T11">.text</text:span></text:p>
          <text:p text:style-name="P19"><text:span text:style-name="T11">main:</text:span><text:span text:style-name="T11"><text:tab/></text:span><text:span text:style-name="T11">pushl %ebp</text:span></text:p>
          <draw:enhanced-geometry svg:viewBox="0 0 21600 21600" draw:type="mso-spt202" draw:enhanced-path="M 0 0 L 21600 0 21600 21600 0 21600 0 0 Z N"/>
        </draw:custom-shape>
        <draw:custom-shape draw:style-name="gr8" draw:text-style-name="P18" draw:layer="layout" svg:width="5.927cm" svg:height="1.693cm" svg:x="14cm" svg:y="9.902cm">
          <text:p text:style-name="P17"><text:span text:style-name="T8">rodata</text:span></text:p>
          <draw:enhanced-geometry svg:viewBox="0 0 21600 21600" draw:type="rectangle" draw:enhanced-path="M 0 0 L 21600 0 21600 21600 0 21600 0 0 Z N"/>
        </draw:custom-shape>
        <draw:custom-shape draw:style-name="gr9" draw:text-style-name="P23" draw:layer="layout" svg:width="5.927cm" svg:height="1.27cm" svg:x="14cm" svg:y="16.463cm">
          <text:p text:style-name="P22"><text:span text:style-name="T9">Pi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4" draw:layer="layout" svg:x1="16.328cm" svg:y1="16.675cm" svg:x2="16.328cm" svg:y2="15.617cm">
          <text:p/>
        </draw:line>
        <draw:line draw:style-name="gr10" draw:text-style-name="P24" draw:layer="layout" svg:x1="17.387cm" svg:y1="15.782cm" svg:x2="17.387cm" svg:y2="16.84cm">
          <text:p/>
        </draw:line>
        <presentation:notes draw:style-name="dp2">
          <draw:page-thumbnail draw:layer="layout" svg:width="12.7cm" svg:height="9.525cm" svg:x="3.175cm" svg:y="1.905cm" draw:page-number="3"/>
          <draw:frame presentation:style-name="pr8" draw:text-style-name="P4" draw:layer="layout" svg:width="13.97cm" svg:height="11.431cm" svg:x="2.54cm" svg:y="12.065cm" presentation:class="notes" presentation:user-transformed="true">
            <draw:text-box>
              <text:p text:style-name="P3"><text:span text:style-name="T1">Nous reviendrons ultérieurement sur les « directives » assembleur permettant de le définir.</text:span></text:p>
              <text:p text:style-name="P3"><text:span text:style-name="T1"/></text:p>
            </draw:text-box>
          </draw:frame>
        </presentation:notes>
      </draw:page>
      <draw:page draw:name="page4"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Programme source</text:p>
          </draw:text-box>
        </draw:frame>
        <draw:frame presentation:style-name="pr9" draw:text-style-name="P29" draw:layer="layout" svg:width="21.581cm" svg:height="12.172cm" svg:x="3.284cm" svg:y="5.604cm" presentation:class="outline" presentation:user-transformed="true">
          <draw:text-box>
            <text:list text:style-name="L7">
              <text:list-item>
                <text:p text:style-name="P25"><text:span text:style-name="T12">Ensemble de sections</text:span></text:p>
              </text:list-item>
            </text:list>
            <text:p text:style-name="P26"><text:span text:style-name="T12">.data (.rodata, .bss) pour les données</text:span></text:p>
            <text:p text:style-name="P26"><text:span text:style-name="T12">.text pour les instructions</text:span></text:p>
            <text:list text:continue-numbering="true" text:style-name="L7">
              <text:list-item>
                <text:p text:style-name="P25"><text:span text:style-name="T12">Chaque section est une suite de lignes</text:span></text:p>
              </text:list-item>
              <text:list-item>
                <text:p text:style-name="P25"><text:span text:style-name="T12">Pour les instructions</text:span></text:p>
              </text:list-item>
            </text:list>
            <text:p text:style-name="P26"><text:span text:style-name="T12"><text:s text:c="4"/></text:span><text:span text:style-name="T12">[etiquette:] code_op <text:s/>opérandes</text:span></text:p>
            <text:list text:style-name="L6">
              <text:list-item>
                <text:p text:style-name="P27"><text:span text:style-name="T13">Pour les données</text:span></text:p>
              </text:list-item>
            </text:list>
            <text:p text:style-name="P28"><text:span text:style-name="T12"><text:tab/></text:span><text:span text:style-name="T12">[etiquette:] <text:s text:c="2"/>def_de_donnée <text:s text:c="2"/>suite de valeurs</text:span></text:p>
            <text:list text:style-name="L7">
              <text:list-item>
                <text:p text:style-name="P25"><text:span text:style-name="T12">des commentaires</text:span></text:p>
              </text:list-item>
              <text:list-item>
                <text:p text:style-name="P25"><text:span text:style-name="T12">des directives d’assemblage</text:span></text:p>
              </text:list-item>
            </text:list>
          </draw:text-box>
        </draw:frame>
        <presentation:notes draw:style-name="dp3">
          <draw:page-thumbnail draw:style-name="gr1" draw:layer="layout" svg:width="0.004cm" svg:height="42.855cm" svg:x="0cm" svg:y="0.842cm" draw:page-number="4" presentation:class="page"/>
          <draw:frame presentation:style-name="pr5" draw:text-style-name="P10" draw:layer="layout" svg:width="16.267cm" svg:height="11.278cm" svg:x="1.397cm" svg:y="11.99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5" draw:layer="layout" svg:width="21.639cm" svg:height="5.697cm" svg:x="3.196cm" svg:y="-0.228cm" presentation:class="title" presentation:user-transformed="true">
          <draw:text-box>
            <text:p text:style-name="P1">Représentation symbolique des instructions</text:p>
          </draw:text-box>
        </draw:frame>
        <draw:frame presentation:style-name="pr9" draw:text-style-name="P29" draw:layer="layout" svg:width="21.581cm" svg:height="12.139cm" svg:x="3.284cm" svg:y="5.604cm" presentation:class="outline" presentation:user-transformed="true">
          <draw:text-box>
            <text:list text:style-name="L7">
              <text:list-item>
                <text:p text:style-name="P25"><text:span text:style-name="T13">Code de l’opération</text:span></text:p>
                <text:list>
                  <text:list-item>
                    <text:p text:style-name="P30"><text:span text:style-name="T14">La dernière lettre correspond à la longueur des opérandes</text:span></text:p>
                  </text:list-item>
                  <text:list-item>
                    <text:p text:style-name="P30"><text:span text:style-name="T14">Exemple : shr, subl, movb</text:span></text:p>
                  </text:list-item>
                </text:list>
              </text:list-item>
              <text:list-item>
                <text:p text:style-name="P25"><text:span text:style-name="T13">Représentation symbolique des opérandes</text:span></text:p>
                <text:list>
                  <text:list-item>
                    <text:p text:style-name="P30"><text:span text:style-name="T14">Registre. Ex: %eax</text:span></text:p>
                  </text:list-item>
                  <text:list-item>
                    <text:p text:style-name="P30"><text:span text:style-name="T14">Adresse en mémoire, dénotée par un mode d’adressage <text:s/>Ex: 4(%ecx)</text:span></text:p>
                  </text:list-item>
                  <text:list-item>
                    <text:p text:style-name="P30"><text:span text:style-name="T14">Valeur immédiate <text:s/>Ex: $0x45ab</text:span></text:p>
                  </text:list-item>
                </text:list>
              </text:list-item>
              <text:list-item>
                <text:p text:style-name="P25"><text:span text:style-name="T13">Attention : les types d’opérandes valides dépendent des instructions</text:span></text:p>
              </text:list-item>
            </text:list>
          </draw:text-box>
        </draw:frame>
        <presentation:notes draw:style-name="dp3">
          <draw:page-thumbnail draw:style-name="gr1" draw:layer="layout" svg:width="0.004cm" svg:height="42.855cm" svg:x="0cm" svg:y="0.842cm" draw:page-number="5" presentation:class="page"/>
          <draw:frame presentation:style-name="pr5" draw:text-style-name="P10" draw:layer="layout" svg:width="16.267cm" svg:height="11.278cm" svg:x="1.397cm" svg:y="11.99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Les commentaires</text:p>
          </draw:text-box>
        </draw:frame>
        <draw:frame presentation:style-name="pr9" draw:text-style-name="P31" draw:layer="layout" svg:width="21.581cm" svg:height="12.338cm" svg:x="3.284cm" svg:y="5.604cm" presentation:class="outline" presentation:user-transformed="true">
          <draw:text-box>
            <text:list text:style-name="L7">
              <text:list-item>
                <text:p text:style-name="P12">Définition : il s’agit de textes non interprétés par l’assembleur et qui sont fournis par le programmeur pour augmenter la lisibilité de son programme.</text:p>
              </text:list-item>
              <text:list-item>
                <text:p text:style-name="P12">Comme en C (avec des fichiers <text:span text:style-name="T15">*.S,</text:span> S majuscule) :</text:p>
                <text:list>
                  <text:list-item>
                    <text:p text:style-name="P25">soit <text:s/>sur une ligne tout ce qui suit <text:span text:style-name="T16">//</text:span> jusqu’à la fin de ligne</text:p>
                  </text:list-item>
                  <text:list-item>
                    <text:p text:style-name="P25">soit ce qui est entre les deux couples de caractères <text:span text:style-name="T16">/*</text:span> et <text:span text:style-name="T16">*/</text:span></text:p>
                  </text:list-item>
                </text:list>
              </text:list-item>
            </text:list>
          </draw:text-box>
        </draw:frame>
        <presentation:notes draw:style-name="dp3">
          <draw:page-thumbnail draw:style-name="gr1" draw:layer="layout" svg:width="0.004cm" svg:height="42.855cm" svg:x="0cm" svg:y="0.842cm" draw:page-number="6" presentation:class="page"/>
          <draw:frame presentation:style-name="pr5" draw:text-style-name="P10" draw:layer="layout" svg:width="16.267cm" svg:height="11.278cm" svg:x="1.397cm" svg:y="11.99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Les étiquettes</text:p>
          </draw:text-box>
        </draw:frame>
        <draw:frame presentation:style-name="Default-outline1" draw:layer="layout" svg:width="21.581cm" svg:height="11.172cm" svg:x="3.284cm" svg:y="5.604cm" presentation:class="outline" presentation:user-transformed="true">
          <draw:text-box>
            <text:list text:style-name="L7">
              <text:list-item>
                <text:p>Une étiquette (identificateur suivi de « : ») sert à désigner l’adresse d’un emplacement de mémoire</text:p>
              </text:list-item>
              <text:list-item>
                <text:p>On peut l’utiliser dans un champ opérande</text:p>
              </text:list-item>
            </text:list>
            <text:p/>
            <text:p><text:span text:style-name="T15">toto:</text:span><text:span text:style-name="T15"><text:tab/></text:span><text:span text:style-name="T15"> <text:s text:c="3"/>movw %eax,lulu</text:span></text:p>
            <text:p/>
          </draw:text-box>
        </draw:frame>
        <presentation:notes draw:style-name="dp3">
          <draw:page-thumbnail draw:style-name="gr1" draw:layer="layout" svg:width="0.004cm" svg:height="42.855cm" svg:x="0cm" svg:y="0.842cm" draw:page-number="7" presentation:class="page"/>
          <draw:frame presentation:style-name="pr5" draw:text-style-name="P10" draw:layer="layout" svg:width="16.267cm" svg:height="11.278cm" svg:x="1.397cm" svg:y="11.99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0" draw:text-style-name="P1" draw:layer="layout" svg:width="21.639cm" svg:height="4.055cm" svg:x="3.196cm" svg:y="0.593cm" presentation:class="title">
          <draw:text-box>
            <text:p text:style-name="P1">Étiquettes</text:p>
          </draw:text-box>
        </draw:frame>
        <draw:frame presentation:style-name="pr11" draw:text-style-name="P32" draw:layer="layout" svg:width="21.581cm" svg:height="11.423cm" svg:x="3.284cm" svg:y="5.604cm" presentation:class="outline" presentation:user-transformed="true">
          <draw:text-box>
            <text:list text:style-name="L7">
              <text:list-item>
                <text:p text:style-name="P1">Déclaration d'étiquette :</text:p>
              </text:list-item>
            </text:list>
            <text:p text:style-name="P32">toto: <text:s text:c="2"/>&lt;quelquechose&gt;</text:p>
            <text:list text:continue-numbering="true" text:style-name="L7">
              <text:list-item>
                <text:list>
                  <text:list-item>
                    <text:p text:style-name="P1">Ne génère pas de code</text:p>
                  </text:list-item>
                  <text:list-item>
                    <text:p text:style-name="P1">Définie toto comme l'adresse de &lt;quelquechose&gt;</text:p>
                  </text:list-item>
                </text:list>
              </text:list-item>
              <text:list-item>
                <text:p text:style-name="P1">Utilisation d'étiquette :</text:p>
              </text:list-item>
            </text:list>
            <text:p text:style-name="P33">movl toto, %eax</text:p>
            <text:list text:continue-numbering="true" text:style-name="L7">
              <text:list-item>
                <text:list>
                  <text:list-item>
                    <text:p text:style-name="P1">L'étiquette est remplacée par sa valeur</text:p>
                  </text:list-item>
                </text:list>
              </text:list-item>
            </text:list>
          </draw:text-box>
        </draw:frame>
        <presentation:notes draw:style-name="dp3">
          <draw:page-thumbnail draw:style-name="gr1" draw:layer="layout" svg:width="0.004cm" svg:height="42.855cm" svg:x="0cm" svg:y="-17.456cm" draw:page-number="8" presentation:class="page"/>
          <draw:frame presentation:style-name="pr12" draw:layer="layout" svg:width="16.267cm" svg:height="11.027cm" svg:x="1.397cm" svg:y="11.99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3" draw:text-style-name="P11" draw:layer="layout" svg:width="21.59cm" svg:height="3.176cm" svg:x="1.905cm" svg:y="1.692cm" presentation:class="title" presentation:user-transformed="true">
          <draw:text-box>
            <text:p text:style-name="P1">Directives d’assemblage</text:p>
          </draw:text-box>
        </draw:frame>
        <draw:frame presentation:style-name="pr14" draw:text-style-name="P13" draw:layer="layout" svg:width="21.59cm" svg:height="13.648cm" svg:x="1.905cm" svg:y="5.503cm" presentation:class="outline" presentation:user-transformed="true">
          <draw:text-box>
            <text:list text:style-name="L7">
              <text:list-item>
                <text:p text:style-name="P12"><text:span text:style-name="T7">Directives d'assemblage : commandes fournies par l’assembleurs qui ne correspondent à aucune instruction du processeur.</text:span></text:p>
              </text:list-item>
              <text:list-item>
                <text:p text:style-name="P12"><text:span text:style-name="T7">Elles permettent entre autres :</text:span></text:p>
                <text:list>
                  <text:list-item>
                    <text:p text:style-name="P34"><text:span text:style-name="T7">La définition de données.</text:span></text:p>
                  </text:list-item>
                  <text:list-item>
                    <text:p text:style-name="P34"><text:span text:style-name="T7">La définition de constantes ou de symboles.</text:span></text:p>
                  </text:list-item>
                  <text:list-item>
                    <text:p text:style-name="P34"><text:span text:style-name="T7">Les sections (</text:span><text:span text:style-name="T17">.text</text:span><text:span text:style-name="T7"> et </text:span><text:span text:style-name="T17">.data</text:span><text:span text:style-name="T7">)</text:span></text:p>
                  </text:list-item>
                </text:list>
              </text:list-item>
            </text:list>
            <text:p text:style-name="P35"><text:span text:style-name="T7"/></text:p>
          </draw:text-box>
        </draw:frame>
        <presentation:notes draw:style-name="dp3">
          <draw:page-thumbnail draw:style-name="gr1" draw:layer="layout" svg:width="0.004cm" svg:height="42.855cm" svg:x="0cm" svg:y="0.842cm" draw:page-number="9" presentation:class="page"/>
          <draw:frame presentation:style-name="pr5" draw:text-style-name="P10" draw:layer="layout" svg:width="16.267cm" svg:height="11.278cm" svg:x="1.397cm" svg:y="11.99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Définition de données</text:p>
          </draw:text-box>
        </draw:frame>
        <draw:frame presentation:style-name="pr9" draw:text-style-name="P38" draw:layer="layout" svg:width="22.96cm" svg:height="11.683cm" svg:x="1.905cm" svg:y="5.604cm" presentation:class="outline" presentation:user-transformed="true">
          <draw:text-box>
            <text:list text:style-name="L7">
              <text:list-item>
                <text:p text:style-name="P27"><text:span text:style-name="T12">Définition de données initialisées</text:span></text:p>
                <text:list>
                  <text:list-item>
                    <text:p text:style-name="P25"><text:span text:style-name="T12">[étiquette] .&lt;DNAME&gt; val1,val2,…, valn </text:span></text:p>
                  </text:list-item>
                </text:list>
              </text:list-item>
            </text:list>
            <text:p text:style-name="P36"><text:span text:style-name="T12">&lt;DNAME&gt; = byte | hword  | long | <text:s/>quad <text:s/>| asciz</text:span></text:p>
            <text:p text:style-name="P37"><text:span text:style-name="T18">xi: <text:s/>.long 0xaabbccdd, xi, -4500</text:span></text:p>
            <text:p text:style-name="P37"><text:span text:style-name="T18">xb: .byte 0x3f, 35, ‘c’</text:span></text:p>
            <text:p text:style-name="P37"><text:span text:style-name="T18">message: .asciz  "Hello World"</text:span></text:p>
            <text:list text:continue-numbering="true" text:style-name="L7">
              <text:list-item>
                <text:p text:style-name="P27"><text:span text:style-name="T12">Définition de données « non initialisées »</text:span></text:p>
                <text:list>
                  <text:list-item>
                    <text:p text:style-name="P25"><text:span text:style-name="T12">.lcomm nom, taille</text:span></text:p>
                  </text:list-item>
                  <text:list-item>
                    <text:p text:style-name="P25"><text:span text:style-name="T12">[étiquette] .skip taille (,valeur)</text:span></text:p>
                  </text:list-item>
                </text:list>
              </text:list-item>
            </text:list>
          </draw:text-box>
        </draw:frame>
        <presentation:notes draw:style-name="dp3">
          <draw:page-thumbnail draw:style-name="gr1" draw:layer="layout" svg:width="0.004cm" svg:height="42.855cm" svg:x="0cm" svg:y="0.842cm" draw:page-number="10" presentation:class="page"/>
          <draw:frame presentation:style-name="pr5" draw:text-style-name="P10" draw:layer="layout" svg:width="16.267cm" svg:height="11.278cm" svg:x="1.397cm" svg:y="11.99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text:span text:style-name="T6">Directives assembleur de définition de données</text:span></text:p>
          </draw:text-box>
        </draw:frame>
        <draw:frame presentation:style-name="pr15" draw:text-style-name="P39" draw:layer="layout" svg:width="23.595cm" svg:height="12.435cm" svg:x="1.27cm" svg:y="5.604cm" presentation:class="outline" presentation:user-transformed="true">
          <draw:text-box>
            <text:p text:style-name="P8"><text:span text:style-name="T19">$ gcc exemple.S -m32 -Wa,-a</text:span></text:p>
            <text:p text:style-name="P8"><text:span text:style-name="T20">1 <text:s text:c="15"/></text:span><text:span text:style-name="T21">.data</text:span></text:p>
            <text:p text:style-name="P8"><text:span text:style-name="T20">2 0000 DDCCBBAA <text:s/>xi: <text:s text:c="5"/></text:span><text:span text:style-name="T22">.long</text:span><text:span text:style-name="T20"> 0xaabbccdd, xi, -4500</text:span></text:p>
            <text:p text:style-name="P7"><text:span text:style-name="T20">2 <text:s text:c="5"/>00000000 </text:span></text:p>
            <text:p text:style-name="P7"><text:span text:style-name="T20">2 <text:s text:c="5"/>6CEEFFFF </text:span></text:p>
            <text:p text:style-name="P8"><text:span text:style-name="T20">3 000c 3F2363 <text:s text:c="3"/>xb: <text:s text:c="5"/></text:span><text:span text:style-name="T23">.byte</text:span><text:span text:style-name="T20"> 0x3f, 35, 'c'</text:span></text:p>
            <text:p text:style-name="P8"><text:span text:style-name="T20">4 000f 48656C6C <text:s/>message: </text:span><text:span text:style-name="T23">.string</text:span><text:span text:style-name="T20"> "Hello World"</text:span></text:p>
            <text:p text:style-name="P7"><text:span text:style-name="T20">4 <text:s text:c="5"/>6F20576F </text:span></text:p>
            <text:p text:style-name="P7"><text:span text:style-name="T20">4 <text:s text:c="5"/>726C6400 </text:span></text:p>
            <text:p text:style-name="P8"><text:span text:style-name="T20">5 <text:s text:c="24"/></text:span><text:span text:style-name="T23">.lcomm</text:span><text:span text:style-name="T20"> tab,10</text:span></text:p>
            <text:p text:style-name="P8"><text:span text:style-name="T20">6 <text:s text:c="14"/></text:span><text:span text:style-name="T21">.text</text:span></text:p>
            <text:p text:style-name="P8"><text:span text:style-name="T20">7 <text:s text:c="24"/></text:span><text:span text:style-name="T23">.globl</text:span><text:span text:style-name="T20"> main</text:span></text:p>
            <text:p text:style-name="P8"><text:span text:style-name="T20">8 0000 55 <text:s text:c="7"/>main: <text:s text:c="3"/>pushl %ebp</text:span></text:p>
            <text:p text:style-name="P7"><text:span text:style-name="T24"/></text:p>
          </draw:text-box>
        </draw:frame>
        <presentation:notes draw:style-name="dp2">
          <draw:page-thumbnail draw:layer="layout" svg:width="12.7cm" svg:height="9.525cm" svg:x="3.175cm" svg:y="1.905cm" draw:page-number="11"/>
          <draw:frame presentation:style-name="pr8" draw:text-style-name="P4" draw:layer="layout" svg:width="13.97cm" svg:height="11.431cm" svg:x="2.54cm" svg:y="12.065cm" presentation:class="notes" presentation:user-transformed="true">
            <draw:text-box>
              <text:p text:style-name="P3"><text:span text:style-name="T1">Idem : les directives assembleur seront redéfinies ultérieurement.</text:span></text:p>
            </draw:text-box>
          </draw:frame>
        </presentation:notes>
      </draw:page>
      <draw:page draw:name="page12"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Définition de constantes</text:p>
          </draw:text-box>
        </draw:frame>
        <draw:frame presentation:style-name="pr9" draw:text-style-name="P43" draw:layer="layout" svg:width="21.581cm" svg:height="11.683cm" svg:x="3.284cm" svg:y="5.604cm" presentation:class="outline" presentation:user-transformed="true">
          <draw:text-box>
            <text:list text:style-name="L7">
              <text:list-item>
                <text:p text:style-name="P40"><text:span text:style-name="T25">Comme le #define du langage C</text:span></text:p>
                <text:list>
                  <text:list-item>
                    <text:p text:style-name="P30"><text:span text:style-name="T25"><text:s/></text:span><text:span text:style-name="T25">Symbole = expression</text:span></text:p>
                  </text:list-item>
                </text:list>
              </text:list-item>
            </text:list>
            <text:p text:style-name="P41"><text:span text:style-name="T25">associe de façon définitive la valeur d'</text:span><text:span text:style-name="T26">expression</text:span><text:span text:style-name="T25"> au symbole défini par le champ </text:span><text:span text:style-name="T26">symbole</text:span><text:span text:style-name="T25">. </text:span></text:p>
            <text:p text:style-name="P42"><text:span text:style-name="T25"><text:s/></text:span><text:span text:style-name="T25">X = 1024</text:span></text:p>
            <text:p text:style-name="P42"><text:span text:style-name="T25"><text:s/></text:span><text:span text:style-name="T25">movl $X, %eax // Strictement équivalent à « movl $1024, %eax »</text:span></text:p>
            <text:p text:style-name="P42"><text:span text:style-name="T25"/></text:p>
            <text:list text:continue-numbering="true" text:style-name="L7">
              <text:list-item>
                <text:p text:style-name="P40"><text:span text:style-name="T25">Remplacement syntaxique : on pourrait le faire avec « rechercher/remplacer » dans un éditeur de texte !</text:span></text:p>
              </text:list-item>
              <text:list-item>
                <text:p text:style-name="P40"><text:span text:style-name="T25">(syntaxes alternatives : « .set x, y » ou « .equ x, y » ou encore « #define X Y »)</text:span></text:p>
              </text:list-item>
            </text:list>
          </draw:text-box>
        </draw:frame>
        <presentation:notes draw:style-name="dp2">
          <draw:page-thumbnail draw:layer="layout" svg:width="12.7cm" svg:height="9.525cm" svg:x="3.175cm" svg:y="1.905cm" draw:page-number="12"/>
          <draw:frame presentation:style-name="pr16" draw:text-style-name="P44" draw:layer="layout" svg:width="13.97cm" svg:height="11.431cm" svg:x="2.54cm" svg:y="12.065cm" presentation:class="notes" presentation:user-transformed="true">
            <draw:text-box>
              <text:list text:style-name="L11">
                <text:list-item>
                  <text:p text:style-name="P3"><text:span text:style-name="T1">Attention : différence entre constante définie par .set et variable !!!</text:span></text:p>
                </text:list-item>
                <text:list-item>
                  <text:p text:style-name="P3"><text:span text:style-name="T1">Déconseiller l’utilisation de set pour cette raison</text:span></text:p>
                </text:list-item>
              </text:list>
            </draw:text-box>
          </draw:frame>
        </presentation:notes>
      </draw:page>
      <draw:page draw:name="page13" draw:style-name="dp1" draw:master-page-name="Default" presentation:presentation-page-layout-name="AL2T1">
        <office:forms form:automatic-focus="false" form:apply-design-mode="false"/>
        <draw:frame presentation:style-name="pr13" draw:text-style-name="P11" draw:layer="layout" svg:width="21.59cm" svg:height="3.176cm" svg:x="1.905cm" svg:y="1.692cm" presentation:class="title" presentation:user-transformed="true">
          <draw:text-box>
            <text:p text:style-name="P1">Exportation de symbole</text:p>
          </draw:text-box>
        </draw:frame>
        <draw:frame presentation:style-name="pr17" draw:text-style-name="P46" draw:layer="layout" svg:width="24.765cm" svg:height="13.548cm" svg:x="0.235cm" svg:y="5.567cm" presentation:class="outline" presentation:user-transformed="true">
          <draw:text-box>
            <text:list text:style-name="L7">
              <text:list-item>
                <text:p text:style-name="P25"><text:span text:style-name="T27">Motivation : pouvoir définir (resp. utiliser) dans un module d’assemblage du code et des données utilisables (resp. définis) dans un autre module d’assemblage produit par un compilateur ou par un programmeur.</text:span></text:p>
              </text:list-item>
              <text:list-item>
                <text:p text:style-name="P25"><text:span text:style-name="T27">Directive .globl (ou .global)</text:span></text:p>
                <text:list>
                  <text:list-item>
                    <text:p text:style-name="P30"><text:span text:style-name="T27">.globl &lt;étiquette&gt;,… les étiquettes du champ opérande définies dans le module courant sont rendues visibles à l’extérieur de ce module.</text:span></text:p>
                  </text:list-item>
                  <text:list-item>
                    <text:p text:style-name="P30"><text:span text:style-name="T27">Toute étiquette référencée dans le module courant sans y être définie est considérée comme externe, donc définie dans un autre module d’assemblage.</text:span></text:p>
                  </text:list-item>
                  <text:list-item>
                    <text:p text:style-name="P30"><text:span text:style-name="T27">Exemple:</text:span></text:p>
                  </text:list-item>
                </text:list>
              </text:list-item>
            </text:list>
            <text:p text:style-name="P35"><text:span text:style-name="T28">.globl main</text:span><text:span text:style-name="T27"> // chaque programme comporte un</text:span></text:p>
            <text:p text:style-name="P45"><text:span text:style-name="T27"><text:tab/></text:span><text:span text:style-name="T27"><text:tab/></text:span><text:span text:style-name="T27"><text:tab/></text:span><text:span text:style-name="T27"> <text:s text:c="9"/></text:span><text:span text:style-name="T27">// « main » appelé par le système</text:span></text:p>
          </draw:text-box>
        </draw:frame>
        <presentation:notes draw:style-name="dp3">
          <draw:page-thumbnail draw:style-name="gr1" draw:layer="layout" svg:width="0.004cm" svg:height="42.855cm" svg:x="0cm" svg:y="0.842cm" draw:page-number="13" presentation:class="page"/>
          <draw:frame presentation:style-name="pr5" draw:text-style-name="P10" draw:layer="layout" svg:width="16.267cm" svg:height="11.278cm" svg:x="1.397cm" svg:y="11.99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presentation:style-name="Default-title" draw:layer="layout" svg:width="21.59cm" svg:height="3.804cm" svg:x="1.905cm" svg:y="5.825cm" presentation:class="title" presentation:user-transformed="true">
          <draw:text-box>
            <text:p text:style-name="P1">Mécanismes d’adressage</text:p>
          </draw:text-box>
        </draw:frame>
        <presentation:notes draw:style-name="dp2">
          <draw:page-thumbnail draw:layer="layout" svg:width="12.7cm" svg:height="9.525cm" svg:x="3.175cm" svg:y="1.905cm" draw:page-number="14"/>
          <draw:frame presentation:style-name="pr18" draw:text-style-name="P10" draw:layer="layout" svg:width="16.267cm" svg:height="11.304cm" svg:x="1.397cm" svg:y="11.99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text-style-name="P5" draw:layer="layout" svg:width="21.639cm" svg:height="4.315cm" svg:x="3.196cm" svg:y="0.463cm" presentation:class="title" presentation:user-transformed="true">
          <draw:text-box>
            <text:p text:style-name="P1">Introduction (1)</text:p>
          </draw:text-box>
        </draw:frame>
        <draw:frame presentation:style-name="pr9" draw:text-style-name="P13" draw:layer="layout" svg:width="21.581cm" svg:height="11.683cm" svg:x="3.284cm" svg:y="5.604cm" presentation:class="outline" presentation:user-transformed="true">
          <draw:text-box>
            <text:list text:style-name="L7">
              <text:list-item>
                <text:p text:style-name="P1">Exemples :</text:p>
                <text:list>
                  <text:list-item>
                    <text:p text:style-name="P1">movl $42, %eax</text:p>
                  </text:list-item>
                  <text:list-item>
                    <text:p text:style-name="P1">movl toto, %ebx</text:p>
                  </text:list-item>
                  <text:list-item>
                    <text:p text:style-name="P1"><text:span text:style-name="T29">movl 2*(toto + %ebx), %eax</text:span></text:p>
                  </text:list-item>
                </text:list>
              </text:list-item>
              <text:list-item>
                <text:p text:style-name="P1">Les opérandes des instructions ne peuvent pas être des expressions quelconques.</text:p>
              </text:list-item>
              <text:list-item>
                <text:p text:style-name="P1">Expressions autorisées comme opérandes = mode d'adressages</text:p>
              </text:list-item>
            </text:list>
          </draw:text-box>
        </draw:frame>
        <presentation:notes draw:style-name="dp3">
          <draw:page-thumbnail draw:style-name="gr1" draw:layer="layout" svg:width="0.004cm" svg:height="42.855cm" svg:x="0cm" svg:y="0.842cm" draw:page-number="15" presentation:class="page"/>
          <draw:frame presentation:style-name="pr5" draw:text-style-name="P10" draw:layer="layout" svg:width="16.267cm" svg:height="11.278cm" svg:x="1.397cm" svg:y="11.99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0" draw:text-style-name="P1" draw:layer="layout" svg:width="21.639cm" svg:height="4.055cm" svg:x="3.196cm" svg:y="0.593cm" presentation:class="title">
          <draw:text-box>
            <text:p text:style-name="P1">Modes d'adressages principaux du pentium</text:p>
          </draw:text-box>
        </draw:frame>
        <draw:frame presentation:style-name="pr11" draw:text-style-name="P32" draw:layer="layout" svg:width="21.581cm" svg:height="11.423cm" svg:x="3.284cm" svg:y="5.604cm" presentation:class="outline" presentation:user-transformed="true">
          <draw:text-box>
            <text:list text:style-name="L7">
              <text:list-item>
                <text:p text:style-name="P1">Cf. EnsiWiki :</text:p>
                <text:list>
                  <text:list-item>
                    <text:p text:style-name="P1"><text:span text:style-name="T30"><text:a xlink:href="http://ensiwiki.ensimag.fr/index.php/LdB_Modes_d%27adressages">http://ensiwiki.ensimag.fr/index.php/LdB_Modes_d%27adressages</text:a></text:span></text:p>
                  </text:list-item>
                </text:list>
              </text:list-item>
            </text:list>
          </draw:text-box>
        </draw:frame>
        <presentation:notes draw:style-name="dp3">
          <draw:page-thumbnail draw:style-name="gr1" draw:layer="layout" svg:width="0.004cm" svg:height="42.855cm" svg:x="0cm" svg:y="-17.456cm" draw:page-number="16" presentation:class="page"/>
          <draw:frame presentation:style-name="pr12" draw:layer="layout" svg:width="16.267cm" svg:height="11.027cm" svg:x="1.397cm" svg:y="11.9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10" draw:display-name="Gradient 10" draw:style="linear" draw:start-color="#0088e4" draw:end-color="#007bce" draw:start-intensity="100%" draw:end-intensity="100%" draw:angle="2250" draw:border="0%"/>
    <draw:gradient draw:name="Gradient_20_11" draw:display-name="Gradient 11" draw:style="linear" draw:start-color="#0077c7" draw:end-color="#0088e4" draw:start-intensity="100%" draw:end-intensity="100%" draw:angle="0" draw:border="0%"/>
    <draw:gradient draw:name="Gradient_20_12" draw:display-name="Gradient 12" draw:style="linear" draw:start-color="#007fd5" draw:end-color="#0088e4" draw:start-intensity="100%" draw:end-intensity="100%" draw:angle="0" draw:border="0%"/>
    <draw:gradient draw:name="Gradient_20_13" draw:display-name="Gradient 13" draw:style="linear" draw:start-color="#007bce" draw:end-color="#0088e4" draw:start-intensity="100%" draw:end-intensity="100%" draw:angle="2250" draw:border="0%"/>
    <draw:gradient draw:name="Gradient_20_14" draw:display-name="Gradient 14" draw:style="linear" draw:start-color="#007bce" draw:end-color="#0088e4" draw:start-intensity="100%" draw:end-intensity="100%" draw:angle="2700" draw:border="0%"/>
    <draw:gradient draw:name="Gradient_20_15" draw:display-name="Gradient 15" draw:style="rectangular" draw:cx="50%" draw:cy="50%" draw:start-color="#007bce" draw:end-color="#0088e4" draw:start-intensity="100%" draw:end-intensity="100%" draw:angle="0" draw:border="0%"/>
    <draw:gradient draw:name="Gradient_20_16" draw:display-name="Gradient 16" draw:style="linear" draw:start-color="#007bce" draw:end-color="#0088e4" draw:start-intensity="100%" draw:end-intensity="100%" draw:angle="0" draw:border="0%"/>
    <draw:gradient draw:name="Gradient_20_17" draw:display-name="Gradient 17" draw:style="linear" draw:start-color="#0088e4" draw:end-color="#007fd5" draw:start-intensity="100%" draw:end-intensity="100%" draw:angle="0" draw:border="0%"/>
    <draw:gradient draw:name="Gradient_20_18" draw:display-name="Gradient 18" draw:style="linear" draw:start-color="#0083db" draw:end-color="#0088e4" draw:start-intensity="100%" draw:end-intensity="100%" draw:angle="0" draw:border="0%"/>
    <draw:gradient draw:name="Gradient_20_19" draw:display-name="Gradient 19" draw:style="linear" draw:start-color="#0088e4" draw:end-color="#0072c0" draw:start-intensity="100%" draw:end-intensity="100%" draw:angle="3150" draw:border="0%"/>
    <draw:gradient draw:name="Gradient_20_20" draw:display-name="Gradient 20" draw:style="linear" draw:start-color="#0088e4" draw:end-color="#0077c7" draw:start-intensity="100%" draw:end-intensity="100%" draw:angle="0" draw:border="0%"/>
    <draw:gradient draw:name="Gradient_20_21" draw:display-name="Gradient 21" draw:style="rectangular" draw:cx="50%" draw:cy="50%" draw:start-color="#0088e4" draw:end-color="#007bce" draw:start-intensity="100%" draw:end-intensity="100%" draw:angle="0" draw:border="0%"/>
    <draw:gradient draw:name="Gradient_20_22" draw:display-name="Gradient 22" draw:style="linear" draw:start-color="#0077c7" draw:end-color="#0088e4" draw:start-intensity="100%" draw:end-intensity="100%" draw:angle="2700" draw:border="0%"/>
    <draw:gradient draw:name="Gradient_20_23" draw:display-name="Gradient 23" draw:style="linear" draw:start-color="#0077c7" draw:end-color="#0088e4" draw:start-intensity="100%" draw:end-intensity="100%" draw:angle="3150" draw:border="0%"/>
    <draw:gradient draw:name="Gradient_20_24" draw:display-name="Gradient 24" draw:style="linear" draw:start-color="#0072c0" draw:end-color="#0088e4" draw:start-intensity="100%" draw:end-intensity="100%" draw:angle="2250" draw:border="0%"/>
    <draw:gradient draw:name="Gradient_20_25" draw:display-name="Gradient 25" draw:style="linear" draw:start-color="#0088e4" draw:end-color="#006fba" draw:start-intensity="100%" draw:end-intensity="100%" draw:angle="0" draw:border="0%"/>
    <draw:gradient draw:name="Gradient_20_26" draw:display-name="Gradient 26" draw:style="linear" draw:start-color="#078be3" draw:end-color="#0088e4" draw:start-intensity="100%" draw:end-intensity="100%" draw:angle="0" draw:border="0%"/>
    <draw:gradient draw:name="Gradient_20_27" draw:display-name="Gradient 27" draw:style="linear" draw:start-color="#0e8ee4" draw:end-color="#0088e4" draw:start-intensity="100%" draw:end-intensity="100%" draw:angle="0" draw:border="0%"/>
    <draw:gradient draw:name="Gradient_20_28" draw:display-name="Gradient 28" draw:style="linear" draw:start-color="#0088e4" draw:end-color="#0083db" draw:start-intensity="100%" draw:end-intensity="100%" draw:angle="0" draw:border="0%"/>
    <draw:gradient draw:name="Gradient_20_29" draw:display-name="Gradient 29" draw:style="linear" draw:start-color="#0088e4" draw:end-color="#078be3" draw:start-intensity="100%" draw:end-intensity="100%" draw:angle="2700" draw:border="0%"/>
    <draw:gradient draw:name="Gradient_20_30" draw:display-name="Gradient 30" draw:style="linear" draw:start-color="#0088e4" draw:end-color="#0068ae" draw:start-intensity="100%" draw:end-intensity="100%" draw:angle="0" draw:border="0%"/>
    <draw:gradient draw:name="Gradient_20_31" draw:display-name="Gradient 31" draw:style="linear" draw:start-color="#0088e4" draw:end-color="#007fd5" draw:start-intensity="100%" draw:end-intensity="100%" draw:angle="2700" draw:border="0%"/>
    <draw:gradient draw:name="Gradient_20_32" draw:display-name="Gradient 32" draw:style="linear" draw:start-color="#ffffff" draw:end-color="#ffcf01" draw:start-intensity="100%" draw:end-intensity="100%" draw:angle="2700" draw:border="0%"/>
    <draw:gradient draw:name="Gradient_20_33" draw:display-name="Gradient 33" draw:style="linear" draw:start-color="#ffffff" draw:end-color="#3333cc" draw:start-intensity="100%" draw:end-intensity="100%" draw:angle="2700" draw:border="0%"/>
    <draw:gradient draw:name="Gradient_20_34" draw:display-name="Gradient 34" draw:style="linear" draw:start-color="#ff0000" draw:end-color="#ffffff" draw:start-intensity="100%" draw:end-intensity="100%" draw:angle="3150" draw:border="0%"/>
    <draw:gradient draw:name="Gradient_20_35" draw:display-name="Gradient 35" draw:style="linear" draw:start-color="#ffffff" draw:end-color="#1c1c1c" draw:start-intensity="100%" draw:end-intensity="100%" draw:angle="2700" draw:border="0%"/>
    <draw:gradient draw:name="Gradient_20_7" draw:display-name="Gradient 7" draw:style="linear" draw:start-color="#0068ae" draw:end-color="#0088e4" draw:start-intensity="100%" draw:end-intensity="100%" draw:angle="0" draw:border="0%"/>
    <draw:gradient draw:name="Gradient_20_8" draw:display-name="Gradient 8" draw:style="linear" draw:start-color="#0088e4" draw:end-color="#0077c7" draw:start-intensity="100%" draw:end-intensity="100%" draw:angle="2250" draw:border="0%"/>
    <draw:gradient draw:name="Gradient_20_9" draw:display-name="Gradient 9" draw:style="linear" draw:start-color="#0077c7" draw:end-color="#0088e4" draw:start-intensity="100%" draw:end-intensity="100%" draw:angle="2250" draw:border="0%"/>
    <draw:marker draw:name="Arrow" svg:viewBox="0 0 20 30" svg:d="m10 0-10 30h20z"/>
    <draw:marker draw:name="msArrowEnd_20_5" draw:display-name="msArrowEnd 5" svg:viewBox="0 0 237 237" svg:d="m118 0 119 237h-237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DejaVu Sans Condensed'" style:font-family-generic="roman" style:font-pitch="variable" fo:font-size="24pt" fo:language="en" fo:country="US" style:font-family-asian="'DejaVu Sans Condensed'" style:font-family-generic-asian="system" style:font-pitch-asian="variable" style:font-size-asian="24pt" style:language-asian="en" style:country-asian="US" style:font-family-complex="'DejaVu Sans Condensed'"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86%"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Times New Roman'" style:font-family-generic="roman" style:font-pitch="variable" fo:font-size="24pt" fo:font-style="normal" fo:text-shadow="none" style:text-underline-style="none" fo:font-weight="normal" style:font-family-asian="'DejaVu Sans Condensed'" style:font-pitch-asian="variable" style:font-size-asian="24pt" style:font-style-asian="normal" style:font-weight-asian="normal" style:font-family-complex="'DejaVu Sans Condensed'"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5001c" fo:font-size="100%"/>
          </text:list-level-style-bullet>
          <text:list-level-style-bullet text:level="2" text:bullet-char="•">
            <style:list-level-properties text:space-before="1.27cm"/>
            <style:text-properties fo:font-family="'Times New Roman'" style:font-family-generic="roman" style:font-pitch="variable" fo:color="#05001c" fo:font-size="100%"/>
          </text:list-level-style-bullet>
          <text:list-level-style-bullet text:level="3" text:bullet-char="•">
            <style:list-level-properties text:space-before="2.54cm"/>
            <style:text-properties fo:font-family="'Times New Roman'" style:font-family-generic="roman" style:font-pitch="variable" fo:color="#05001c" fo:font-size="100%"/>
          </text:list-level-style-bullet>
          <text:list-level-style-bullet text:level="4" text:bullet-char="•">
            <style:list-level-properties text:space-before="3.81cm"/>
            <style:text-properties fo:font-family="'Times New Roman'" style:font-family-generic="roman" style:font-pitch="variable" fo:color="#05001c" fo:font-size="100%"/>
          </text:list-level-style-bullet>
          <text:list-level-style-bullet text:level="5" text:bullet-char="•">
            <style:list-level-properties text:space-before="5.08cm"/>
            <style:text-properties fo:font-family="'Times New Roman'" style:font-family-generic="roman" style:font-pitch="variable" fo:color="#05001c" fo:font-size="100%"/>
          </text:list-level-style-bullet>
          <text:list-level-style-bullet text:level="6" text:bullet-char="•">
            <style:list-level-properties text:space-before="5.08cm"/>
            <style:text-properties fo:font-family="'Times New Roman'" style:font-family-generic="roman" style:font-pitch="variable" fo:color="#05001c" fo:font-size="100%"/>
          </text:list-level-style-bullet>
          <text:list-level-style-bullet text:level="7" text:bullet-char="•">
            <style:list-level-properties text:space-before="5.08cm"/>
            <style:text-properties fo:font-family="'Times New Roman'" style:font-family-generic="roman" style:font-pitch="variable" fo:color="#05001c" fo:font-size="100%"/>
          </text:list-level-style-bullet>
          <text:list-level-style-bullet text:level="8" text:bullet-char="•">
            <style:list-level-properties text:space-before="5.08cm"/>
            <style:text-properties fo:font-family="'Times New Roman'" style:font-family-generic="roman" style:font-pitch="variable" fo:color="#05001c" fo:font-size="100%"/>
          </text:list-level-style-bullet>
          <text:list-level-style-bullet text:level="9" text:bullet-char="•">
            <style:list-level-properties text:space-before="5.08cm"/>
            <style:text-properties fo:font-family="'Times New Roman'" style:font-family-generic="roman" style:font-pitch="variable" fo:color="#05001c" fo:font-size="100%"/>
          </text:list-level-style-bullet>
          <text:list-level-style-bullet text:level="10" text:bullet-char="•">
            <style:list-level-properties text:space-before="5.08cm"/>
            <style:text-properties fo:font-family="'Times New Roman'" style:font-family-generic="roman" style:font-pitch="variable" fo:color="#05001c"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5001c"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DejaVu Sans Condensed'" style:font-family-generic-complex="system" style:font-pitch-complex="variable" style:font-size-complex="12pt" style:font-style-complex="normal" style:font-weight-complex="normal" style:text-emphasize="none" style:font-relief="none"/>
    </style:style>
    <style:style style:name="Default-outline1" style:family="presentation">
      <style:graphic-properties draw:stroke="none" draw:fill="none" draw:fill-color="#ffffff" fo:min-height="11.172cm">
        <text:list-style style:name="Default-outline1">
          <text:list-level-style-bullet text:level="1" text:bullet-char="">
            <style:list-level-properties text:min-label-width="0.943cm"/>
            <style:text-properties fo:font-family="Wingdings" style:font-family-generic="modern" style:font-pitch="variable" style:font-charset="x-symbol" fo:color="#3333cc" fo:font-size="60%"/>
          </text:list-level-style-bullet>
          <text:list-level-style-bullet text:level="2" text:bullet-char="">
            <style:list-level-properties text:space-before="1.27cm" text:min-label-width="0.784cm"/>
            <style:text-properties fo:font-family="Wingdings" style:font-family-generic="modern" style:font-pitch="variable" style:font-charset="x-symbol" fo:color="#ff0000" fo:font-size="55%"/>
          </text:list-level-style-bullet>
          <text:list-level-style-bullet text:level="3" text:bullet-char="">
            <style:list-level-properties text:space-before="2.54cm" text:min-label-width="0.635cm"/>
            <style:text-properties fo:font-family="Wingdings" style:font-family-generic="modern" style:font-pitch="variable" style:font-charset="x-symbol" fo:color="#3333cc" fo:font-size="50%"/>
          </text:list-level-style-bullet>
          <text:list-level-style-bullet text:level="4" text:bullet-char="">
            <style:list-level-properties text:space-before="3.81cm" text:min-label-width="0.635cm"/>
            <style:text-properties fo:font-family="Wingdings" style:font-family-generic="modern" style:font-pitch="variable" style:font-charset="x-symbol" fo:color="#ffcf01" fo:font-size="55%"/>
          </text:list-level-style-bullet>
          <text:list-level-style-bullet text:level="5"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6"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7"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8"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45cm" fo:margin-bottom="0cm" fo:line-height="80%" fo:text-align="start" fo:text-indent="0cm" style:text-autospace="ideograph-alpha"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000000" style:text-outline="false" style:text-line-through-style="none" style:text-position="0% 100%" fo:font-family="'DejaVu Sans'" style:font-family-generic="swiss" style:font-pitch="variable" fo:font-size="32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32pt" style:language-asian="en" style:country-asian="US" style:font-style-asian="normal" style:font-weight-asian="normal" style:font-family-complex="Gothic" style:font-pitch-complex="variable" style:font-size-complex="32pt" style:language-complex="en" style:country-complex="US" style:font-style-complex="normal" style:font-weight-complex="normal" style:text-emphasize="none" style:text-scale="100%" style:font-relief="none" fo:hyphenate="false"/>
    </style:style>
    <style:style style:name="Default-outline2" style:family="presentation" style:parent-style-name="Default-outline1">
      <style:paragraph-properties fo:margin-left="0cm" fo:margin-right="0cm" fo:margin-top="0.246cm" fo:margin-bottom="0cm" fo:line-height="100%" fo:text-align="start"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000000" style:text-line-through-style="none" style:text-position="0% 100%" fo:font-family="'DejaVu Sans'" style:font-family-generic="swiss" style:font-pitch="variable" fo:font-size="28pt" fo:font-style="normal" fo:text-shadow="none" style:text-underline-style="none" fo:font-weight="normal" style:font-family-asian="Gothic" style:font-pitch-asian="variable" style:font-size-asian="28pt" style:font-family-complex="Gothic" style:font-pitch-complex="variable" style:font-size-complex="28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family-generic="swiss" style:font-pitch="variable" fo:font-size="24pt" fo:font-style="normal" fo:text-shadow="none" style:text-underline-style="none" fo:font-weight="normal" style:font-family-asian="Gothic" style:font-pitch-asian="variable" style:font-size-asian="24pt" style:font-family-complex="Gothic" style:font-pitch-complex="variable" style:font-size-complex="24pt"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family-generic="swiss" style:font-pitch="variable" fo:font-size="20pt" fo:font-style="normal" fo:text-shadow="none" style:text-underline-style="none" fo:font-weight="normal" style:font-family-asian="Gothic" style:font-pitch-asian="variable" style:font-size-asian="20pt" style:font-family-complex="Gothic" style:font-pitch-complex="variable"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family-generic="modern" style:font-pitch="variable" style:font-charset="x-symbol" fo:color="#3333cc" fo:font-size="60%"/>
          </text:list-level-style-bullet>
          <text:list-level-style-bullet text:level="2" text:bullet-char="">
            <style:list-level-properties text:space-before="1.27cm"/>
            <style:text-properties fo:font-family="Wingdings" style:font-family-generic="modern" style:font-pitch="variable" style:font-charset="x-symbol" fo:color="#ff0000" fo:font-size="55%"/>
          </text:list-level-style-bullet>
          <text:list-level-style-bullet text:level="3" text:bullet-char="">
            <style:list-level-properties text:space-before="2.54cm"/>
            <style:text-properties fo:font-family="Wingdings" style:font-family-generic="modern" style:font-pitch="variable" style:font-charset="x-symbol" fo:color="#3333cc" fo:font-size="50%"/>
          </text:list-level-style-bullet>
          <text:list-level-style-bullet text:level="4" text:bullet-char="">
            <style:list-level-properties text:space-before="3.81cm"/>
            <style:text-properties fo:font-family="Wingdings" style:font-family-generic="modern" style:font-pitch="variable" style:font-charset="x-symbol" fo:color="#ffcf01" fo:font-size="55%"/>
          </text:list-level-style-bullet>
          <text:list-level-style-bullet text:level="5" text:bullet-char="">
            <style:list-level-properties text:space-before="5.08cm"/>
            <style:text-properties fo:font-family="Wingdings" style:font-family-generic="modern" style:font-pitch="variable" style:font-charset="x-symbol" fo:color="#00e4a8" fo:font-size="50%"/>
          </text:list-level-style-bullet>
          <text:list-level-style-bullet text:level="6" text:bullet-char="">
            <style:list-level-properties text:space-before="5.08cm"/>
            <style:text-properties fo:font-family="Wingdings" style:font-family-generic="modern" style:font-pitch="variable" style:font-charset="x-symbol" fo:color="#00e4a8" fo:font-size="50%"/>
          </text:list-level-style-bullet>
          <text:list-level-style-bullet text:level="7" text:bullet-char="">
            <style:list-level-properties text:space-before="5.08cm"/>
            <style:text-properties fo:font-family="Wingdings" style:font-family-generic="modern" style:font-pitch="variable" style:font-charset="x-symbol" fo:color="#00e4a8" fo:font-size="50%"/>
          </text:list-level-style-bullet>
          <text:list-level-style-bullet text:level="8" text:bullet-char="">
            <style:list-level-properties text:space-before="5.08cm"/>
            <style:text-properties fo:font-family="Wingdings" style:font-family-generic="modern" style:font-pitch="variable" style:font-charset="x-symbol" fo:color="#00e4a8" fo:font-size="50%"/>
          </text:list-level-style-bullet>
          <text:list-level-style-bullet text:level="9" text:bullet-char="">
            <style:list-level-properties text:space-before="5.08cm"/>
            <style:text-properties fo:font-family="Wingdings" style:font-family-generic="modern" style:font-pitch="variable" style:font-charset="x-symbol" fo:color="#00e4a8"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ahoma" style:font-family-generic="modern" style:font-pitch="variable" fo:font-size="32pt" fo:font-style="normal" fo:text-shadow="none" style:text-underline-style="none" fo:font-weight="normal" style:font-family-asian="Gothic" style:font-pitch-asian="variable" style:font-size-asian="32pt" style:font-style-asian="normal" style:font-weight-asian="normal" style:font-family-complex="Gothic" style:font-pitch-complex="variable" style:font-size-complex="32pt" style:font-style-complex="normal" style:font-weight-complex="normal" style:text-emphasize="none" style:font-relief="none"/>
    </style:style>
    <style:style style:name="Default-title" style:family="presentation">
      <style:graphic-properties draw:stroke="none" draw:fill="none" draw:fill-color="#ffffff" draw:textarea-vertical-align="middle" fo:min-height="3.804cm">
        <text:list-style style:name="Default-title">
          <text:list-level-style-bullet text:level="1" text:bullet-char="•">
            <style:list-level-properties/>
            <style:text-properties fo:font-family="Tahoma" style:font-family-generic="modern"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333399" style:text-outline="false" style:text-line-through-style="none" style:text-position="0% 100%" fo:font-family="'DejaVu Sans'" style:font-style-name="Book" style:font-family-generic="swiss" style:font-pitch="variable" fo:font-size="44pt" fo:letter-spacing="normal" fo:language="fr" fo:country="FR" fo:font-style="normal" fo:text-shadow="none" style:text-underline-style="none" fo:font-weight="normal" style:text-underline-mode="continuous" style:text-overline-mode="continuous" style:text-line-through-mode="continuous" style:letter-kerning="false" style:font-family-asian="Gothic" style:font-pitch-asian="variable" style:font-size-asian="44pt" style:language-asian="en" style:country-asian="US" style:font-style-asian="normal" style:font-weight-asian="normal" style:font-family-complex="Gothic" style:font-pitch-complex="variable" style:font-size-complex="44pt" style:language-complex="en" style:country-complex="US" style:font-style-complex="normal" style:font-weight-complex="normal" style:text-emphasize="none" style:text-scale="100%" style:font-relief="none" fo:hyphenate="false"/>
    </style:style>
    <style:style style:name="stage-modele-background" style:family="presentation">
      <style:graphic-properties draw:stroke="none" draw:fill="solid" draw:fill-color="#0068ae" draw:textarea-horizontal-align="center" draw:textarea-vertical-align="middle" draw:shadow="hidden"/>
      <style:paragraph-properties fo:text-align="center"/>
    </style:style>
    <style:style style:name="stage-modele-backgroundobjects" style:family="presentation">
      <style:graphic-properties draw:shadow="hidden" draw:shadow-offset-x="0.3cm" draw:shadow-offset-y="0.3cm" draw:shadow-color="#808080"/>
    </style:style>
    <style:style style:name="stage-modele-notes" style:family="presentation">
      <style:graphic-properties draw:stroke="none" draw:fill="none">
        <text:list-style style:name="stage-modele-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Condensed'" style:font-family-generic-asian="system" style:font-pitch-asian="variable" style:font-size-asian="12pt" style:font-style-asian="normal" style:font-weight-asian="normal" style:font-family-complex="'DejaVu Sans Condensed'" style:font-family-generic-complex="system" style:font-pitch-complex="variable" style:font-size-complex="12pt" style:font-style-complex="normal" style:font-weight-complex="normal" style:text-emphasize="none" style:font-relief="none"/>
    </style:style>
    <style:style style:name="stage-modele-outline1" style:family="presentation">
      <style:graphic-properties draw:stroke="none" draw:fill="none">
        <text:list-style style:name="stage-modele-outline1">
          <text:list-level-style-bullet text:level="1" text:bullet-char="">
            <style:list-level-properties text:min-label-width="0.943cm"/>
            <style:text-properties fo:font-family="Wingdings" style:font-pitch="variable" style:font-charset="x-symbol" fo:color="#99ff99" fo:font-size="80%"/>
          </text:list-level-style-bullet>
          <text:list-level-style-bullet text:level="2" text:bullet-char="">
            <style:list-level-properties text:space-before="1.27cm" text:min-label-width="0.784cm"/>
            <style:text-properties fo:font-family="Wingdings" style:font-pitch="variable" style:font-charset="x-symbol" fo:color="#ccecff" fo:font-size="50%"/>
          </text:list-level-style-bullet>
          <text:list-level-style-bullet text:level="3" text:bullet-char="•">
            <style:list-level-properties text:space-before="2.54cm" text:min-label-width="0.635cm"/>
            <style:text-properties fo:font-family="Arial" style:font-family-generic="swiss" style:font-pitch="variable" fo:color="#009999" fo:font-size="100%"/>
          </text:list-level-style-bullet>
          <text:list-level-style-bullet text:level="4" text:bullet-char="">
            <style:list-level-properties text:space-before="3.81cm" text:min-label-width="0.635cm"/>
            <style:text-properties fo:font-family="Wingdings" style:font-pitch="variable" style:font-charset="x-symbol" fo:color="#afe1ff" fo:font-size="50%"/>
          </text:list-level-style-bullet>
          <text:list-level-style-bullet text:level="5" text:bullet-char="•">
            <style:list-level-properties text:space-before="5.08cm" text:min-label-width="0.635cm"/>
            <style:text-properties fo:font-family="Arial" style:font-family-generic="swiss" style:font-pitch="variable" fo:color="#afe1ff" fo:font-size="100%"/>
          </text:list-level-style-bullet>
          <text:list-level-style-bullet text:level="6" text:bullet-char="•">
            <style:list-level-properties text:space-before="5.08cm" text:min-label-width="0.635cm"/>
            <style:text-properties fo:font-family="Arial" style:font-family-generic="swiss" style:font-pitch="variable" fo:color="#afe1ff" fo:font-size="100%"/>
          </text:list-level-style-bullet>
          <text:list-level-style-bullet text:level="7" text:bullet-char="•">
            <style:list-level-properties text:space-before="5.08cm" text:min-label-width="0.635cm"/>
            <style:text-properties fo:font-family="Arial" style:font-family-generic="swiss" style:font-pitch="variable" fo:color="#afe1ff" fo:font-size="100%"/>
          </text:list-level-style-bullet>
          <text:list-level-style-bullet text:level="8" text:bullet-char="•">
            <style:list-level-properties text:space-before="5.08cm" text:min-label-width="0.635cm"/>
            <style:text-properties fo:font-family="Arial" style:font-family-generic="swiss" style:font-pitch="variable" fo:color="#afe1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87%" fo:text-align="start" fo:text-indent="0cm" style:punctuation-wrap="hanging" style:line-break="strict">
        <style:tab-stops>
          <style:tab-stop style:position="0.326cm"/>
          <style:tab-stop style:position="1.596cm"/>
          <style:tab-stop style:position="2.866cm"/>
          <style:tab-stop style:position="4.136cm"/>
          <style:tab-stop style:position="5.406cm"/>
          <style:tab-stop style:position="6.676cm"/>
          <style:tab-stop style:position="7.946cm"/>
          <style:tab-stop style:position="9.216cm"/>
          <style:tab-stop style:position="10.486cm"/>
          <style:tab-stop style:position="11.756cm"/>
          <style:tab-stop style:position="13.026cm"/>
          <style:tab-stop style:position="14.296cm"/>
          <style:tab-stop style:position="15.566cm"/>
          <style:tab-stop style:position="16.836cm"/>
          <style:tab-stop style:position="18.106cm"/>
          <style:tab-stop style:position="19.376cm"/>
          <style:tab-stop style:position="20.646cm"/>
          <style:tab-stop style:position="21.916cm"/>
          <style:tab-stop style:position="23.186cm"/>
          <style:tab-stop style:position="24.456cm"/>
        </style:tab-stops>
      </style:paragraph-properties>
      <style:text-properties fo:color="#ffffff" style:text-outline="false" style:text-line-through-style="none" style:text-position="0% 100%" fo:font-family="Arial" style:font-family-generic="swiss" style:font-pitch="variable" fo:font-size="32pt" fo:font-style="normal" fo:text-shadow="1pt 1pt" style:text-underline-style="none" fo:font-weight="normal" style:font-family-asian="'DejaVu Sans Condensed'" style:font-pitch-asian="variable" style:font-size-asian="32pt" style:font-style-asian="normal" style:font-weight-asian="normal" style:font-family-complex="'DejaVu Sans Condensed'" style:font-pitch-complex="variable" style:font-size-complex="32pt" style:font-style-complex="normal" style:font-weight-complex="normal" style:text-emphasize="none" style:font-relief="none"/>
    </style:style>
    <style:style style:name="stage-modele-outline2" style:family="presentation" style:parent-style-name="stage-modele-outline1">
      <style:paragraph-properties fo:margin-left="0cm" fo:margin-right="0cm" fo:margin-top="0.246cm" fo:margin-bottom="0cm" fo:line-height="87%" fo:text-align="start" fo:text-indent="0cm" style:punctuation-wrap="hanging" style:line-break="strict">
        <style:tab-stops>
          <style:tab-stop style:position="0.485cm"/>
          <style:tab-stop style:position="1.755cm"/>
          <style:tab-stop style:position="3.025cm"/>
          <style:tab-stop style:position="4.295cm"/>
          <style:tab-stop style:position="5.565cm"/>
          <style:tab-stop style:position="6.835cm"/>
          <style:tab-stop style:position="8.105cm"/>
          <style:tab-stop style:position="9.375cm"/>
          <style:tab-stop style:position="10.645cm"/>
          <style:tab-stop style:position="11.915cm"/>
          <style:tab-stop style:position="13.185cm"/>
          <style:tab-stop style:position="14.455cm"/>
          <style:tab-stop style:position="15.725cm"/>
          <style:tab-stop style:position="16.995cm"/>
          <style:tab-stop style:position="18.265cm"/>
          <style:tab-stop style:position="19.535cm"/>
          <style:tab-stop style:position="20.805cm"/>
          <style:tab-stop style:position="22.075cm"/>
          <style:tab-stop style:position="23.345cm"/>
          <style:tab-stop style:position="24.615cm"/>
        </style:tab-stops>
      </style:paragraph-properties>
      <style:text-properties fo:color="#ffffff" style:text-line-through-style="none" style:text-position="0% 100%" fo:font-family="Arial" style:font-family-generic="swiss" style:font-pitch="variable" fo:font-size="28pt" fo:font-style="normal" fo:text-shadow="1pt 1pt" style:text-underline-style="none" fo:font-weight="normal" style:font-family-asian="'DejaVu Sans Condensed'" style:font-pitch-asian="variable" style:font-size-asian="28pt" style:font-family-complex="'DejaVu Sans Condensed'" style:font-pitch-complex="variable" style:font-size-complex="28pt" style:font-relief="none"/>
    </style:style>
    <style:style style:name="stage-modele-outline3" style:family="presentation" style:parent-style-name="stage-modele-outline2">
      <style:paragraph-properties fo:margin-left="0cm" fo:margin-right="0cm" fo:margin-top="0.211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Arial" style:font-family-generic="swiss" style:font-pitch="variable" fo:font-size="24pt" fo:font-style="normal" fo:text-shadow="1pt 1pt" style:text-underline-style="none" fo:font-weight="normal" style:font-family-asian="'DejaVu Sans Condensed'" style:font-pitch-asian="variable" style:font-size-asian="24pt" style:font-family-complex="'DejaVu Sans Condensed'" style:font-pitch-complex="variable" style:font-size-complex="24pt" style:font-relief="none"/>
    </style:style>
    <style:style style:name="stage-modele-outline4" style:family="presentation" style:parent-style-name="stage-modele-outline3">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outline5" style:family="presentation" style:parent-style-name="stage-modele-outline4">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outline6" style:family="presentation" style:parent-style-name="stage-modele-outline5">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outline7" style:family="presentation" style:parent-style-name="stage-modele-outline6">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outline8" style:family="presentation" style:parent-style-name="stage-modele-outline7">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outline9" style:family="presentation" style:parent-style-name="stage-modele-outline8">
      <style:paragraph-properties fo:margin-left="0cm" fo:margin-right="0cm" fo:margin-top="0.176cm" fo:margin-bottom="0cm" fo:line-height="87%"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ffffff" style:text-line-through-style="none" style:text-position="0% 100%" fo:font-family="Arial" style:font-family-generic="swiss" style:font-pitch="variable" fo:font-size="20pt" fo:font-style="normal" fo:text-shadow="1pt 1pt" style:text-underline-style="none" fo:font-weight="normal" style:font-family-asian="'DejaVu Sans Condensed'" style:font-pitch-asian="variable" style:font-size-asian="20pt" style:font-family-complex="'DejaVu Sans Condensed'" style:font-pitch-complex="variable" style:font-size-complex="20pt" style:font-relief="none"/>
    </style:style>
    <style:style style:name="stage-modele-subtitle" style:family="presentation">
      <style:graphic-properties draw:stroke="none" draw:fill="none" draw:textarea-vertical-align="middle">
        <text:list-style style:name="stage-modele-subtitle">
          <text:list-level-style-bullet text:level="1" text:bullet-char="">
            <style:list-level-properties/>
            <style:text-properties fo:font-family="Wingdings" style:font-pitch="variable" style:font-charset="x-symbol" fo:color="#99ff99" fo:font-size="80%"/>
          </text:list-level-style-bullet>
          <text:list-level-style-bullet text:level="2" text:bullet-char="">
            <style:list-level-properties text:space-before="1.27cm"/>
            <style:text-properties fo:font-family="Wingdings" style:font-pitch="variable" style:font-charset="x-symbol" fo:color="#ccecff" fo:font-size="50%"/>
          </text:list-level-style-bullet>
          <text:list-level-style-bullet text:level="3" text:bullet-char="•">
            <style:list-level-properties text:space-before="2.54cm"/>
            <style:text-properties fo:font-family="Arial" style:font-family-generic="swiss" style:font-pitch="variable" fo:color="#009999" fo:font-size="100%"/>
          </text:list-level-style-bullet>
          <text:list-level-style-bullet text:level="4" text:bullet-char="">
            <style:list-level-properties text:space-before="3.81cm"/>
            <style:text-properties fo:font-family="Wingdings" style:font-pitch="variable" style:font-charset="x-symbol" fo:color="#afe1ff" fo:font-size="50%"/>
          </text:list-level-style-bullet>
          <text:list-level-style-bullet text:level="5" text:bullet-char="•">
            <style:list-level-properties text:space-before="5.08cm"/>
            <style:text-properties fo:font-family="Arial" style:font-family-generic="swiss" style:font-pitch="variable" fo:color="#99ff99" fo:font-size="100%"/>
          </text:list-level-style-bullet>
          <text:list-level-style-bullet text:level="6" text:bullet-char="•">
            <style:list-level-properties text:space-before="5.08cm"/>
            <style:text-properties fo:font-family="Arial" style:font-family-generic="swiss" style:font-pitch="variable" fo:color="#99ff99" fo:font-size="100%"/>
          </text:list-level-style-bullet>
          <text:list-level-style-bullet text:level="7" text:bullet-char="•">
            <style:list-level-properties text:space-before="5.08cm"/>
            <style:text-properties fo:font-family="Arial" style:font-family-generic="swiss" style:font-pitch="variable" fo:color="#99ff99" fo:font-size="100%"/>
          </text:list-level-style-bullet>
          <text:list-level-style-bullet text:level="8" text:bullet-char="•">
            <style:list-level-properties text:space-before="5.08cm"/>
            <style:text-properties fo:font-family="Arial" style:font-family-generic="swiss" style:font-pitch="variable" fo:color="#99ff99" fo:font-size="100%"/>
          </text:list-level-style-bullet>
          <text:list-level-style-bullet text:level="9" text:bullet-char="•">
            <style:list-level-properties text:space-before="5.08cm"/>
            <style:text-properties fo:font-family="Arial" style:font-family-generic="swiss" style:font-pitch="variable" fo:color="#99ff99"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87%"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Arial" style:font-family-generic="swiss" style:font-pitch="variable" fo:font-size="32pt" fo:font-style="normal" fo:text-shadow="1pt 1pt" style:text-underline-style="none" fo:font-weight="normal" style:font-family-asian="'DejaVu Sans Condensed'" style:font-pitch-asian="variable" style:font-size-asian="32pt" style:font-style-asian="normal" style:font-weight-asian="normal" style:font-family-complex="'DejaVu Sans Condensed'" style:font-pitch-complex="variable" style:font-size-complex="32pt" style:font-style-complex="normal" style:font-weight-complex="normal" style:text-emphasize="none" style:font-relief="none"/>
    </style:style>
    <style:style style:name="stage-modele-title" style:family="presentation">
      <style:graphic-properties draw:stroke="none" draw:fill="none" draw:textarea-vertical-align="middle">
        <text:list-style style:name="stage-modele-title">
          <text:list-level-style-bullet text:level="1" text:bullet-char="•">
            <style:list-level-properties/>
            <style:text-properties fo:font-family="Arial" style:font-family-generic="swiss" style:font-pitch="variable" fo:color="#ccec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87%"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ccecff" style:text-outline="false" style:text-line-through-style="none" style:text-position="0% 100%" fo:font-family="Arial" style:font-family-generic="swiss" style:font-pitch="variable" fo:font-size="44pt" fo:font-style="normal" fo:text-shadow="1pt 1pt" style:text-underline-style="none" fo:font-weight="bold" style:font-family-asian="'DejaVu Sans Condensed'" style:font-pitch-asian="variable" style:font-size-asian="44pt" style:font-style-asian="normal" style:font-weight-asian="normal" style:font-family-complex="'DejaVu Sans Condensed'"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068a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solid" draw:fill-color="#ffcf01"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ffffff" draw:fill-gradient-name="Gradient_20_32"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3333cc"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ffffff" draw:fill-gradient-name="Gradient_20_33"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gradient" draw:fill-color="#ff0000" draw:fill-gradient-name="Gradient_20_34"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1c1c1c"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gradient" draw:fill-color="#ffffff" draw:fill-gradient-name="Gradient_20_35" draw:textarea-horizontal-align="left" draw:textarea-vertical-align="middle" draw:auto-grow-height="false" fo:padding-top="0.13cm" fo:padding-bottom="0.13cm" fo:padding-left="0.25cm" fo:padding-right="0.25cm" fo:wrap-option="no-wrap" draw:shadow="hidden"/>
    </style:style>
    <style:style style:name="Mgr10" style:family="graphic" style:parent-style-name="standard">
      <style:graphic-properties draw:stroke="none" draw:fill="none" draw:fill-color="#ffffff" draw:auto-grow-width="true" fo:min-height="0.985cm" fo:min-width="3.573cm"/>
    </style:style>
    <style:style style:name="Mgr11"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2"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13" style:family="graphic" style:parent-style-name="standard">
      <style:graphic-properties draw:stroke="none" draw:fill="gradient" draw:fill-color="#0088e4" draw:fill-gradient-name="Gradient_20_7" draw:textarea-horizontal-align="left" draw:textarea-vertical-align="middle" draw:auto-grow-height="false" fo:padding-top="0.13cm" fo:padding-bottom="0.13cm" fo:padding-left="0.25cm" fo:padding-right="0.25cm" fo:wrap-option="no-wrap" draw:shadow="hidden"/>
    </style:style>
    <style:style style:name="Mgr14" style:family="graphic" style:parent-style-name="standard">
      <style:graphic-properties draw:stroke="none" draw:fill="gradient" draw:fill-color="#0088e4" draw:fill-gradient-name="Gradient_20_8" draw:textarea-horizontal-align="left" draw:textarea-vertical-align="middle" draw:auto-grow-height="false" fo:padding-top="0.13cm" fo:padding-bottom="0.13cm" fo:padding-left="0.25cm" fo:padding-right="0.25cm" fo:wrap-option="no-wrap" draw:shadow="hidden"/>
    </style:style>
    <style:style style:name="Mgr15" style:family="graphic" style:parent-style-name="standard">
      <style:graphic-properties draw:stroke="none" draw:fill="gradient" draw:fill-color="#0077c7" draw:fill-gradient-name="Gradient_20_9" draw:textarea-horizontal-align="left" draw:textarea-vertical-align="middle" draw:auto-grow-height="false" fo:padding-top="0.13cm" fo:padding-bottom="0.13cm" fo:padding-left="0.25cm" fo:padding-right="0.25cm" fo:wrap-option="no-wrap" draw:shadow="hidden"/>
    </style:style>
    <style:style style:name="Mgr16" style:family="graphic" style:parent-style-name="standard">
      <style:graphic-properties draw:stroke="none" draw:fill="gradient" draw:fill-color="#0088e4" draw:fill-gradient-name="Gradient_20_10" draw:textarea-horizontal-align="left" draw:textarea-vertical-align="middle" draw:auto-grow-height="false" fo:padding-top="0.13cm" fo:padding-bottom="0.13cm" fo:padding-left="0.25cm" fo:padding-right="0.25cm" fo:wrap-option="no-wrap" draw:shadow="hidden"/>
    </style:style>
    <style:style style:name="Mgr17" style:family="graphic" style:parent-style-name="standard">
      <style:graphic-properties draw:stroke="none" draw:fill="gradient" draw:fill-color="#0088e4" draw:fill-gradient-name="Gradient_20_11" draw:textarea-horizontal-align="left" draw:textarea-vertical-align="middle" draw:auto-grow-height="false" fo:padding-top="0.13cm" fo:padding-bottom="0.13cm" fo:padding-left="0.25cm" fo:padding-right="0.25cm" fo:wrap-option="no-wrap" draw:shadow="hidden"/>
    </style:style>
    <style:style style:name="Mgr18" style:family="graphic" style:parent-style-name="standard">
      <style:graphic-properties draw:stroke="none" draw:fill="gradient" draw:fill-color="#0088e4" draw:fill-gradient-name="Gradient_20_12" draw:textarea-horizontal-align="left" draw:textarea-vertical-align="middle" draw:auto-grow-height="false" fo:padding-top="0.13cm" fo:padding-bottom="0.13cm" fo:padding-left="0.25cm" fo:padding-right="0.25cm" fo:wrap-option="no-wrap" draw:shadow="hidden"/>
    </style:style>
    <style:style style:name="Mgr19" style:family="graphic" style:parent-style-name="standard">
      <style:graphic-properties draw:stroke="none" draw:fill="gradient" draw:fill-color="#007bce" draw:fill-gradient-name="Gradient_20_13" draw:textarea-horizontal-align="left" draw:textarea-vertical-align="middle" draw:auto-grow-height="false" fo:padding-top="0.13cm" fo:padding-bottom="0.13cm" fo:padding-left="0.25cm" fo:padding-right="0.25cm" fo:wrap-option="no-wrap" draw:shadow="hidden"/>
    </style:style>
    <style:style style:name="Mgr20" style:family="graphic" style:parent-style-name="standard">
      <style:graphic-properties draw:stroke="none" draw:fill="gradient" draw:fill-color="#007bce" draw:fill-gradient-name="Gradient_20_14" draw:textarea-horizontal-align="left" draw:textarea-vertical-align="middle" draw:auto-grow-height="false" fo:padding-top="0.13cm" fo:padding-bottom="0.13cm" fo:padding-left="0.25cm" fo:padding-right="0.25cm" fo:wrap-option="no-wrap" draw:shadow="hidden"/>
    </style:style>
    <style:style style:name="Mgr21" style:family="graphic" style:parent-style-name="standard">
      <style:graphic-properties draw:stroke="none" draw:fill="gradient" draw:fill-color="#007bce" draw:fill-gradient-name="Gradient_20_15" draw:textarea-horizontal-align="left" draw:textarea-vertical-align="middle" draw:auto-grow-height="false" fo:padding-top="0.13cm" fo:padding-bottom="0.13cm" fo:padding-left="0.25cm" fo:padding-right="0.25cm" fo:wrap-option="no-wrap" draw:shadow="hidden"/>
    </style:style>
    <style:style style:name="Mgr22" style:family="graphic" style:parent-style-name="standard">
      <style:graphic-properties draw:stroke="none" draw:fill="gradient" draw:fill-color="#0088e4" draw:fill-gradient-name="Gradient_20_16" draw:textarea-horizontal-align="left" draw:textarea-vertical-align="middle" draw:auto-grow-height="false" fo:padding-top="0.13cm" fo:padding-bottom="0.13cm" fo:padding-left="0.25cm" fo:padding-right="0.25cm" fo:wrap-option="no-wrap" draw:shadow="hidden"/>
    </style:style>
    <style:style style:name="Mgr23" style:family="graphic" style:parent-style-name="standard">
      <style:graphic-properties draw:stroke="none" draw:fill="gradient" draw:fill-color="#007fd5" draw:fill-gradient-name="Gradient_20_17" draw:textarea-horizontal-align="left" draw:textarea-vertical-align="middle" draw:auto-grow-height="false" fo:padding-top="0.13cm" fo:padding-bottom="0.13cm" fo:padding-left="0.25cm" fo:padding-right="0.25cm" fo:wrap-option="no-wrap" draw:shadow="hidden"/>
    </style:style>
    <style:style style:name="Mgr24" style:family="graphic" style:parent-style-name="standard">
      <style:graphic-properties draw:stroke="none" draw:fill="gradient" draw:fill-color="#0088e4" draw:fill-gradient-name="Gradient_20_18" draw:textarea-horizontal-align="left" draw:textarea-vertical-align="middle" draw:auto-grow-height="false" fo:padding-top="0.13cm" fo:padding-bottom="0.13cm" fo:padding-left="0.25cm" fo:padding-right="0.25cm" fo:wrap-option="no-wrap" draw:shadow="hidden"/>
    </style:style>
    <style:style style:name="Mgr25" style:family="graphic" style:parent-style-name="standard">
      <style:graphic-properties draw:stroke="none" draw:fill="gradient" draw:fill-color="#0088e4" draw:fill-gradient-name="Gradient_20_19" draw:textarea-horizontal-align="left" draw:textarea-vertical-align="middle" draw:auto-grow-height="false" fo:padding-top="0.13cm" fo:padding-bottom="0.13cm" fo:padding-left="0.25cm" fo:padding-right="0.25cm" fo:wrap-option="no-wrap" draw:shadow="hidden"/>
    </style:style>
    <style:style style:name="Mgr26" style:family="graphic" style:parent-style-name="standard">
      <style:graphic-properties draw:stroke="none" draw:fill="gradient" draw:fill-color="#0077c7" draw:fill-gradient-name="Gradient_20_20" draw:textarea-horizontal-align="left" draw:textarea-vertical-align="middle" draw:auto-grow-height="false" fo:padding-top="0.13cm" fo:padding-bottom="0.13cm" fo:padding-left="0.25cm" fo:padding-right="0.25cm" fo:wrap-option="no-wrap" draw:shadow="hidden"/>
    </style:style>
    <style:style style:name="Mgr27" style:family="graphic" style:parent-style-name="standard">
      <style:graphic-properties draw:stroke="none" draw:fill="gradient" draw:fill-color="#0088e4" draw:fill-gradient-name="Gradient_20_21" draw:textarea-horizontal-align="left" draw:textarea-vertical-align="middle" draw:auto-grow-height="false" fo:padding-top="0.13cm" fo:padding-bottom="0.13cm" fo:padding-left="0.25cm" fo:padding-right="0.25cm" fo:wrap-option="no-wrap" draw:shadow="hidden"/>
    </style:style>
    <style:style style:name="Mgr28" style:family="graphic" style:parent-style-name="standard">
      <style:graphic-properties draw:stroke="none" draw:fill="gradient" draw:fill-color="#0077c7" draw:fill-gradient-name="Gradient_20_22" draw:textarea-horizontal-align="left" draw:textarea-vertical-align="middle" draw:auto-grow-height="false" fo:padding-top="0.13cm" fo:padding-bottom="0.13cm" fo:padding-left="0.25cm" fo:padding-right="0.25cm" fo:wrap-option="no-wrap" draw:shadow="hidden"/>
    </style:style>
    <style:style style:name="Mgr29" style:family="graphic" style:parent-style-name="standard">
      <style:graphic-properties draw:stroke="none" draw:fill="gradient" draw:fill-color="#0077c7" draw:fill-gradient-name="Gradient_20_23" draw:textarea-horizontal-align="left" draw:textarea-vertical-align="middle" draw:auto-grow-height="false" fo:padding-top="0.13cm" fo:padding-bottom="0.13cm" fo:padding-left="0.25cm" fo:padding-right="0.25cm" fo:wrap-option="no-wrap" draw:shadow="hidden"/>
    </style:style>
    <style:style style:name="Mgr30" style:family="graphic" style:parent-style-name="standard">
      <style:graphic-properties draw:stroke="none" draw:fill="gradient" draw:fill-color="#0072c0" draw:fill-gradient-name="Gradient_20_24" draw:textarea-horizontal-align="left" draw:textarea-vertical-align="middle" draw:auto-grow-height="false" fo:padding-top="0.13cm" fo:padding-bottom="0.13cm" fo:padding-left="0.25cm" fo:padding-right="0.25cm" fo:wrap-option="no-wrap" draw:shadow="hidden"/>
    </style:style>
    <style:style style:name="Mgr31" style:family="graphic" style:parent-style-name="standard">
      <style:graphic-properties draw:stroke="none" draw:fill="gradient" draw:fill-color="#006fba" draw:fill-gradient-name="Gradient_20_25" draw:textarea-horizontal-align="left" draw:textarea-vertical-align="middle" draw:auto-grow-height="false" fo:padding-top="0.13cm" fo:padding-bottom="0.13cm" fo:padding-left="0.25cm" fo:padding-right="0.25cm" fo:wrap-option="no-wrap" draw:shadow="hidden"/>
    </style:style>
    <style:style style:name="Mgr32" style:family="graphic" style:parent-style-name="standard">
      <style:graphic-properties draw:stroke="none" draw:fill="solid" draw:fill-color="#0088e4" draw:textarea-horizontal-align="left" draw:textarea-vertical-align="middle" draw:auto-grow-height="false" fo:padding-top="0.13cm" fo:padding-bottom="0.13cm" fo:padding-left="0.25cm" fo:padding-right="0.25cm" fo:wrap-option="no-wrap" draw:shadow="hidden"/>
    </style:style>
    <style:style style:name="Mgr33" style:family="graphic" style:parent-style-name="standard">
      <style:graphic-properties draw:stroke="none" draw:fill="gradient" draw:fill-color="#0088e4" draw:fill-gradient-name="Gradient_20_26" draw:textarea-horizontal-align="left" draw:textarea-vertical-align="middle" draw:auto-grow-height="false" fo:padding-top="0.13cm" fo:padding-bottom="0.13cm" fo:padding-left="0.25cm" fo:padding-right="0.25cm" fo:wrap-option="no-wrap" draw:shadow="hidden"/>
    </style:style>
    <style:style style:name="Mgr34" style:family="graphic" style:parent-style-name="standard">
      <style:graphic-properties draw:stroke="none" draw:fill="gradient" draw:fill-color="#0088e4" draw:fill-gradient-name="Gradient_20_27" draw:textarea-horizontal-align="left" draw:textarea-vertical-align="middle" draw:auto-grow-height="false" fo:padding-top="0.13cm" fo:padding-bottom="0.13cm" fo:padding-left="0.25cm" fo:padding-right="0.25cm" fo:wrap-option="no-wrap" draw:shadow="hidden"/>
    </style:style>
    <style:style style:name="Mgr35" style:family="graphic" style:parent-style-name="standard">
      <style:graphic-properties draw:stroke="none" draw:fill="gradient" draw:fill-color="#0083db" draw:fill-gradient-name="Gradient_20_28" draw:textarea-horizontal-align="left" draw:textarea-vertical-align="middle" draw:auto-grow-height="false" fo:padding-top="0.13cm" fo:padding-bottom="0.13cm" fo:padding-left="0.25cm" fo:padding-right="0.25cm" fo:wrap-option="no-wrap" draw:shadow="hidden"/>
    </style:style>
    <style:style style:name="Mgr36" style:family="graphic" style:parent-style-name="standard">
      <style:graphic-properties draw:stroke="none" draw:fill="gradient" draw:fill-color="#0088e4" draw:fill-gradient-name="Gradient_20_29" draw:textarea-horizontal-align="left" draw:textarea-vertical-align="middle" draw:auto-grow-height="false" fo:padding-top="0.13cm" fo:padding-bottom="0.13cm" fo:padding-left="0.25cm" fo:padding-right="0.25cm" fo:wrap-option="no-wrap" draw:shadow="hidden"/>
    </style:style>
    <style:style style:name="Mgr37" style:family="graphic" style:parent-style-name="standard">
      <style:graphic-properties draw:stroke="none" draw:fill="gradient" draw:fill-color="#0068ae" draw:fill-gradient-name="Gradient_20_30" draw:textarea-horizontal-align="left" draw:textarea-vertical-align="middle" draw:auto-grow-height="false" fo:padding-top="0.13cm" fo:padding-bottom="0.13cm" fo:padding-left="0.25cm" fo:padding-right="0.25cm" fo:wrap-option="no-wrap" draw:shadow="hidden"/>
    </style:style>
    <style:style style:name="Mgr38" style:family="graphic" style:parent-style-name="standard">
      <style:graphic-properties draw:stroke="none" draw:fill="gradient" draw:fill-color="#0088e4" draw:fill-gradient-name="Gradient_20_31"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title">
      <style:graphic-properties draw:stroke="none" draw:fill="none" draw:fill-color="#ffffff" draw:textarea-horizontal-align="justify" draw:textarea-vertical-align="bottom" draw:auto-grow-height="false" draw:auto-grow-width="false" fo:min-height="4.055cm" fo:min-width="0cm" fo:padding-top="0.13cm" fo:padding-bottom="0.13cm" fo:padding-left="0.25cm" fo:padding-right="0.25cm" fo:wrap-option="wrap" draw:shadow="hidden" draw:shadow-color="#808080"/>
    </style:style>
    <style:style style:name="Mpr2" style:family="presentation" style:parent-style-name="Default-outline1" style:list-style-name="ML7">
      <style:graphic-properties draw:stroke="none" draw:fill="none" draw:fill-color="#ffffff" draw:textarea-horizontal-align="justify" draw:textarea-vertical-align="top" draw:auto-grow-height="false" draw:auto-grow-width="false" fo:min-height="11.423cm" fo:min-width="0cm" fo:padding-top="0.13cm" fo:padding-bottom="0.13cm" fo:padding-left="0.25cm" fo:padding-right="0.25cm" fo:wrap-option="wrap" draw:shadow="hidden" draw:shadow-color="#808080"/>
    </style:style>
    <style:style style:name="Mpr3" style:family="presentation" style:parent-style-name="stage-modele-backgroundobjects" style:list-style-name="ML5">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4" style:family="presentation" style:parent-style-name="stage-modele-backgroundobjects" style:list-style-name="ML5">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5" style:family="presentation" style:parent-style-name="stage-modele-backgroundobjects" style:list-style-name="ML5">
      <style:graphic-properties draw:stroke="none" draw:fill="none" draw:fill-color="#ffffff" draw:textarea-horizontal-align="justify" draw:textarea-vertical-align="top" draw:auto-grow-height="false" draw:auto-grow-width="false" fo:min-height="1.263cm" fo:min-width="0cm" fo:padding-top="0.13cm" fo:padding-bottom="0.13cm" fo:padding-left="0.25cm" fo:padding-right="0.25cm" fo:wrap-option="wrap" draw:shadow="hidden" draw:shadow-color="#808080"/>
    </style:style>
    <style:style style:name="Mpr6" style:family="presentation" style:parent-style-name="stage-modele-backgroundobjects" style:list-style-name="ML6">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7" style:family="presentation" style:parent-style-name="stage-modele-backgroundobjects" style:list-style-name="ML6">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8" style:family="presentation" style:parent-style-name="stage-modele-backgroundobjects" style:list-style-name="ML6">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r9" style:family="presentation" style:parent-style-name="stage-modele-backgroundobjects" style:list-style-name="ML6">
      <style:graphic-properties draw:stroke="none" draw:fill="none" draw:fill-color="#ffffff" draw:textarea-horizontal-align="justify" draw:textarea-vertical-align="bottom" draw:auto-grow-height="false" draw:auto-grow-width="false" fo:min-height="1.268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indent="0cm"/>
    </style:style>
    <style:style style:name="MP5" style:family="paragraph">
      <style:paragraph-properties fo:margin-left="0cm" fo:margin-right="0cm" fo:text-indent="0cm" style:writing-mode="lr-tb"/>
    </style:style>
    <style:style style:name="MP6" style:family="paragraph">
      <style:paragraph-properties fo:margin-left="0.943cm" fo:margin-right="0cm" fo:text-indent="-0.943cm" style:writing-mode="lr-tb"/>
    </style:style>
    <style:style style:name="MP7" style:family="paragraph">
      <style:paragraph-properties fo:margin-left="0cm" fo:margin-right="0cm" fo:text-indent="0cm"/>
      <style:text-properties fo:font-size="24pt"/>
    </style:style>
    <style:style style:name="MP8" style:family="paragraph">
      <style:paragraph-properties fo:text-align="center"/>
    </style:style>
    <style:style style:name="MP9" style:family="paragraph">
      <style:paragraph-properties fo:margin-left="0cm" fo:margin-right="0cm" fo:line-height="100%" fo:text-indent="0cm" style:punctuation-wrap="hanging" style:line-break="strict" style:writing-mode="lr-tb"/>
    </style:style>
    <style:style style:name="MP10" style:family="paragraph">
      <style:paragraph-properties text:enable-numbering="false" fo:margin-left="0cm" fo:margin-right="0cm" fo:line-height="100%" fo:text-indent="0cm" style:punctuation-wrap="hanging" style:line-break="strict" style:writing-mode="lr-tb"/>
    </style:style>
    <style:style style:name="MP11" style:family="paragraph">
      <style:paragraph-properties fo:margin-left="0cm" fo:margin-right="0cm" fo:line-height="100%" fo:text-align="center" fo:text-indent="0cm" style:punctuation-wrap="hanging" style:line-break="strict" style:writing-mode="lr-tb"/>
    </style:style>
    <style:style style:name="MP12" style:family="paragraph">
      <style:paragraph-properties text:enable-numbering="false" fo:margin-left="0cm" fo:margin-right="0cm" fo:line-height="100%" fo:text-align="center" fo:text-indent="0cm" style:punctuation-wrap="hanging" style:line-break="strict" style:writing-mode="lr-tb"/>
    </style:style>
    <style:style style:name="MP13" style:family="paragraph">
      <style:paragraph-properties fo:margin-left="0cm" fo:margin-right="0cm" fo:line-height="100%" fo:text-align="end" fo:text-indent="0cm" style:punctuation-wrap="hanging" style:line-break="strict" style:writing-mode="lr-tb"/>
    </style:style>
    <style:style style:name="MP14" style:family="paragraph">
      <style:paragraph-properties text:enable-numbering="false" fo:margin-left="0cm" fo:margin-right="0cm" fo:line-height="100%" fo:text-align="end" fo:text-indent="0cm" style:punctuation-wrap="hanging" style:line-break="strict" style:writing-mode="lr-tb"/>
    </style:style>
    <style:style style:name="MP15" style:family="paragraph">
      <style:paragraph-properties fo:margin-left="0cm" fo:margin-right="0cm" fo:line-height="100%" fo:text-indent="0cm" style:line-break="strict" style:writing-mode="lr-tb"/>
    </style:style>
    <style:style style:name="MP16" style:family="paragraph">
      <style:paragraph-properties text:enable-numbering="false" fo:margin-left="0cm" fo:margin-right="0cm" fo:line-height="100%" fo:text-indent="0cm" style:line-break="strict" style:writing-mode="lr-tb"/>
    </style:style>
    <style:style style:name="MP17" style:family="paragraph">
      <style:paragraph-properties fo:margin-left="0cm" fo:margin-right="0cm" fo:line-height="100%" fo:text-align="end" fo:text-indent="0cm" style:line-break="strict" style:writing-mode="lr-tb"/>
    </style:style>
    <style:style style:name="MP18" style:family="paragraph">
      <style:paragraph-properties text:enable-numbering="false" fo:margin-left="0cm" fo:margin-right="0cm" fo:line-height="100%" fo:text-align="end" fo:text-indent="0cm" style:line-break="strict" style:writing-mode="lr-tb"/>
    </style:style>
    <style:style style:name="MT1" style:family="text">
      <style:text-properties fo:font-size="14pt" style:font-size-asian="14pt" style:font-size-complex="14pt"/>
    </style:style>
    <style:style style:name="MT2" style:family="text">
      <style:text-properties fo:font-size="24pt"/>
    </style:style>
    <style:style style:name="MT3" style:family="text">
      <style:text-properties fo:color="#ffffff" fo:font-family="Arial" style:font-family-generic="swiss" style:font-pitch="variable" fo:font-size="10pt" fo:language="en" fo:country="GB" fo:text-shadow="1pt 1pt" style:font-size-asian="10pt" style:font-size-complex="10pt"/>
    </style:style>
    <style:style style:name="MT4" style:family="text">
      <style:text-properties fo:color="#000000" fo:font-family="'DejaVu Sans Condensed'" style:font-pitch="variable" fo:font-size="12pt" fo:language="en" fo:country="GB" style:font-size-asian="12pt" style:font-size-complex="12pt"/>
    </style:style>
    <text:list-style style:name="ML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bullet text:level="1" text:bullet-char="•">
        <style:list-level-properties/>
        <style:text-properties fo:font-family="Tahoma" style:font-family-generic="modern" style:font-pitch="variable" fo:color="#33339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43cm"/>
        <style:text-properties fo:font-family="Wingdings" style:font-family-generic="modern" style:font-pitch="variable" style:font-charset="x-symbol" fo:color="#3333cc" fo:font-size="60%"/>
      </text:list-level-style-bullet>
      <text:list-level-style-bullet text:level="2" text:bullet-char="">
        <style:list-level-properties text:space-before="1.27cm" text:min-label-width="0.784cm"/>
        <style:text-properties fo:font-family="Wingdings" style:font-family-generic="modern" style:font-pitch="variable" style:font-charset="x-symbol" fo:color="#ff0000" fo:font-size="55%"/>
      </text:list-level-style-bullet>
      <text:list-level-style-bullet text:level="3" text:bullet-char="">
        <style:list-level-properties text:space-before="2.54cm" text:min-label-width="0.635cm"/>
        <style:text-properties fo:font-family="Wingdings" style:font-family-generic="modern" style:font-pitch="variable" style:font-charset="x-symbol" fo:color="#3333cc" fo:font-size="50%"/>
      </text:list-level-style-bullet>
      <text:list-level-style-bullet text:level="4" text:bullet-char="">
        <style:list-level-properties text:space-before="3.81cm" text:min-label-width="0.635cm"/>
        <style:text-properties fo:font-family="Wingdings" style:font-family-generic="modern" style:font-pitch="variable" style:font-charset="x-symbol" fo:color="#ffcf01" fo:font-size="55%"/>
      </text:list-level-style-bullet>
      <text:list-level-style-bullet text:level="5"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6"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7"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8" text:bullet-char="">
        <style:list-level-properties text:space-before="5.08cm" text:min-label-width="0.635cm"/>
        <style:text-properties fo:font-family="Wingdings" style:font-family-generic="modern" style:font-pitch="variable" style:font-charset="x-symbol" fo:color="#ffcf01" fo:font-size="5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5.08cm" text:min-label-width="0.635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6">
      <text:list-level-style-bullet text:level="1" text:bullet-char="">
        <style:list-level-properties/>
        <style:text-properties fo:font-family="Wingdings" style:font-pitch="variable" style:font-charset="x-symbol" fo:color="#000000" fo:font-size="45%"/>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7">
      <text:list-level-style-bullet text:level="1" text:bullet-char="●">
        <style:list-level-properties text:min-label-width="0.943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page-thumbnail draw:layer="backgroundobjects" svg:width="6.094cm" svg:height="4.57cm" svg:x="2.191cm" svg:y="3.556cm"/>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draw:custom-shape draw:style-name="Mgr3" draw:text-style-name="MP3" draw:layer="backgroundobjects" svg:width="1.217cm" svg:height="1.318cm" svg:x="1.16cm" svg:y="3.052cm">
        <text:p/>
        <draw:enhanced-geometry svg:viewBox="0 0 21600 21600" draw:path-stretchpoint-x="10800" draw:path-stretchpoint-y="10800" draw:text-areas="?f3 ?f4 ?f5 ?f6" draw:type="round-rectangle" draw:modifiers="7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3" draw:layer="backgroundobjects" svg:width="0.912cm" svg:height="1.318cm" svg:x="2.223cm" svg:y="3.052cm">
        <text:p/>
        <draw:enhanced-geometry svg:viewBox="0 0 21600 21600" draw:path-stretchpoint-x="10800" draw:path-stretchpoint-y="10800" draw:text-areas="?f3 ?f4 ?f5 ?f6" draw:type="round-rectangle" draw:modifiers="1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173cm" svg:height="1.318cm" svg:x="1.504cm" svg:y="4.225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1.023cm" svg:height="1.318cm" svg:x="2.531cm" svg:y="4.225cm">
        <text:p/>
        <draw:enhanced-geometry svg:viewBox="0 0 21600 21600" draw:path-stretchpoint-x="10800" draw:path-stretchpoint-y="10800" draw:text-areas="?f3 ?f4 ?f5 ?f6" draw:type="round-rectangle" draw:modifiers="9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3" draw:layer="backgroundobjects" svg:width="1.556cm" svg:height="1.173cm" svg:x="0.353cm" svg:y="4.022cm">
        <text:p/>
        <draw:enhanced-geometry svg:viewBox="0 0 21600 21600" draw:path-stretchpoint-x="10800" draw:path-stretchpoint-y="10800" draw:text-areas="?f3 ?f4 ?f5 ?f6" draw:type="round-rectangle" draw:modifiers="8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3" draw:layer="backgroundobjects" svg:width="0.088cm" svg:height="2.923cm" svg:x="2.117cm" svg:y="2.752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3" draw:layer="backgroundobjects" svg:width="22.851cm" svg:height="0.088cm" svg:x="1.23cm" svg:y="4.948cm">
        <text:p/>
        <draw:enhanced-geometry svg:viewBox="0 0 21600 21600" draw:path-stretchpoint-x="10800" draw:path-stretchpoint-y="10800" draw:text-areas="?f3 ?f4 ?f5 ?f6" draw:type="round-rectangle" draw:modifiers="108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 draw:text-style-name="MP5" draw:layer="backgroundobjects" svg:width="21.639cm" svg:height="4.054cm" svg:x="3.196cm" svg:y="0.593cm" presentation:class="title">
        <draw:text-box>
          <text:p text:style-name="MP4">Click to edit the title text format</text:p>
        </draw:text-box>
      </draw:frame>
      <draw:frame presentation:style-name="Mpr2" draw:text-style-name="MP6" draw:layer="backgroundobjects" svg:width="21.581cm" svg:height="11.422cm" svg:x="3.284cm" svg:y="5.604cm" presentation:class="outline">
        <draw:text-box>
          <text:list text:style-name="ML3">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item>
                                      </text:list>
                                    </text:list-item>
                                  </text:list>
                                </text:list-item>
                              </text:list>
                            </text:list-item>
                          </text:list>
                        </text:list-item>
                      </text:list>
                    </text:list-item>
                  </text:list>
                </text:list-item>
              </text:list>
            </text:list-item>
          </text:list>
          <text:list text:style-name="ML4">
            <text:list-item>
              <text:p text:style-name="MP4">Ninth Outline Level</text:p>
            </text:list-item>
          </text:list>
        </draw:text-box>
      </draw:frame>
      <draw:frame draw:style-name="Mgr10" draw:text-style-name="MP7" draw:layer="backgroundobjects" svg:width="4.073cm" svg:height="1.235cm" svg:x="21.326cm" svg:y="17.625cm">
        <draw:text-box>
          <text:p text:style-name="MP4"><text:span text:style-name="MT2"><text:page-number>&lt;number&gt;</text:page-number></text:span></text:p>
        </draw:text-box>
      </draw:frame>
      <presentation:notes style:page-layout-name="PM0">
        <draw:rect draw:style-name="Mgr11" draw:text-style-name="MP8" draw:layer="backgroundobjects" svg:width="19.05cm" svg:height="25.4cm" svg:x="-0.001cm" svg:y="-0.001cm">
          <text:p/>
        </draw:rect>
        <draw:custom-shape draw:style-name="Mgr12" draw:text-style-name="MP3" draw:layer="backgroundobjects" svg:width="19.05cm" svg:height="25.4cm" svg:x="-0.001cm" svg:y="-0.001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0.004cm" svg:height="42.855cm" svg:x="0cm" svg:y="-17.456cm" presentation:class="page"/>
        <draw:frame presentation:style-name="Default-notes" draw:layer="backgroundobjects" svg:width="16.267cm" svg:height="11.277cm" svg:x="1.397cm" svg:y="11.99cm" presentation:class="notes" presentation:placeholder="true">
          <draw:text-box/>
        </draw:frame>
        <draw:page-thumbnail presentation:style-name="Default-title" draw:layer="backgroundobjects" svg:width="12.699cm" svg:height="9.524cm" svg:x="3.175cm" svg:y="1.93cm" presentation:class="page"/>
      </presentation:notes>
    </style:master-page>
    <style:master-page style:name="stage-modele" style:page-layout-name="PM1" draw:style-name="Mdp2">
      <draw:g>
        <draw:custom-shape draw:style-name="Mgr13" draw:text-style-name="MP3" draw:layer="backgroundobjects" svg:width="25.391cm" svg:height="7.197cm" svg:x="0.009cm" svg:y="11.853cm">
          <text:p/>
          <draw:enhanced-geometry svg:viewBox="0 0 5740 4316" draw:type="non-primitive" draw:enhanced-path="M 5740 4316 L 0 4316 0 0 5740 0 5740 4316 5740 4316 Z N"/>
        </draw:custom-shape>
        <draw:g>
          <draw:g>
            <draw:custom-shape draw:style-name="Mgr14" draw:text-style-name="MP3" draw:layer="backgroundobjects" svg:width="2.814cm" svg:height="1.662cm" svg:x="10.001cm" svg:y="17.34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5" draw:text-style-name="MP3" draw:layer="backgroundobjects" svg:width="2.395cm" svg:height="1.464cm" svg:x="10.204cm" svg:y="17.4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6" draw:text-style-name="MP3" draw:layer="backgroundobjects" svg:width="2.209cm" svg:height="1.319cm" svg:x="10.323cm" svg:y="17.54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7" draw:text-style-name="MP3" draw:layer="backgroundobjects" svg:width="1.958cm" svg:height="1.137cm" svg:x="10.442cm" svg:y="17.62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8" draw:text-style-name="MP3" draw:layer="backgroundobjects" svg:width="1.821cm" svg:height="1.058cm" svg:x="10.517cm" svg:y="17.66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7" draw:text-style-name="MP3" draw:layer="backgroundobjects" svg:width="1.35cm" svg:height="0.846cm" svg:x="10.746cm" svg:y="17.75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9" draw:text-style-name="MP3" draw:layer="backgroundobjects" svg:width="1.001cm" svg:height="0.595cm" svg:x="10.918cm" svg:y="17.88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0" draw:text-style-name="MP3" draw:layer="backgroundobjects" svg:width="0.396cm" svg:height="0.264cm" svg:x="11.21cm" svg:y="18.067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Mgr21" draw:text-style-name="MP3" draw:layer="backgroundobjects" svg:width="2.346cm" svg:height="1.442cm" svg:x="16.254cm" svg:y="16.80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2" draw:text-style-name="MP3" draw:layer="backgroundobjects" svg:width="1.993cm" svg:height="1.213cm" svg:x="16.431cm" svg:y="16.93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3" draw:text-style-name="MP3" draw:layer="backgroundobjects" svg:width="1.517cm" svg:height="0.913cm" svg:x="16.678cm" svg:y="17.07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4" draw:text-style-name="MP3" draw:layer="backgroundobjects" svg:width="1.155cm" svg:height="0.701cm" svg:x="16.854cm" svg:y="17.1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3" draw:text-style-name="MP3" draw:layer="backgroundobjects" svg:width="0.847cm" svg:height="0.472cm" svg:x="17.004cm" svg:y="17.29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8" draw:text-style-name="MP3" draw:layer="backgroundobjects" svg:width="1.689cm" svg:height="0.71cm" svg:x="15.765cm" svg:y="16.382cm">
            <text:p/>
            <draw:enhanced-geometry svg:viewBox="0 0 382 161" draw:type="non-primitive" draw:enhanced-path="M 376 12 L 257 24 149 54 101 77 59 101 24 131 0 161 0 137 29 107 65 83 155 36 257 12 376 0 376 0 382 0 382 12 376 12 376 12 376 12 Z N"/>
          </draw:custom-shape>
          <draw:custom-shape draw:style-name="Mgr25" draw:text-style-name="MP3" draw:layer="backgroundobjects" svg:width="1.958cm" svg:height="0.291cm" svg:x="16.294cm" svg:y="18.389cm">
            <text:p/>
            <draw:enhanced-geometry svg:viewBox="0 0 443 66" draw:type="non-primitive" draw:enhanced-path="M 257 54 L 353 48 443 24 443 36 353 60 257 66 186 60 120 48 60 36 0 12 0 0 54 24 120 36 186 48 257 54 257 54 Z N"/>
          </draw:custom-shape>
          <draw:custom-shape draw:style-name="Mgr26" draw:text-style-name="MP3" draw:layer="backgroundobjects" svg:width="0.393cm" svg:height="0.953cm" svg:x="15.553cm" svg:y="17.224cm">
            <text:p/>
            <draw:enhanced-geometry svg:viewBox="0 0 89 216" draw:type="non-primitive" draw:enhanced-path="M 12 66 L 18 108 36 144 60 180 89 216 72 216 42 180 18 144 6 108 0 66 0 30 12 0 30 0 18 30 12 66 12 66 Z N"/>
          </draw:custom-shape>
          <draw:custom-shape draw:style-name="Mgr27" draw:text-style-name="MP3" draw:layer="backgroundobjects" svg:width="3.308cm" svg:height="2.033cm" svg:x="15.738cm" svg:y="16.514cm">
            <text:p/>
            <draw:enhanced-geometry svg:viewBox="0 0 747 461" draw:type="non-primitive" draw:enhanced-path="M 382 443 L 311 437 245 425 185 407 131 383 83 347 53 311 30 269 24 227 30 185 53 143 83 107 131 77 185 47 245 30 311 18 382 12 478 18 562 41 562 36 562 30 478 6 382 0 305 6 233 18 167 41 113 65 65 101 30 137 6 179 0 227 6 275 30 317 65 359 113 395 167 419 233 443 305 455 382 461 448 455 508 449 609 413 657 389 693 359 723 329 747 293 741 287 729 281 711 317 681 347 645 377 604 401 502 431 442 443 382 443 382 443 Z N"/>
          </draw:custom-shape>
          <draw:custom-shape draw:style-name="Mgr28" draw:text-style-name="MP3" draw:layer="backgroundobjects" svg:width="0.423cm" svg:height="0.132cm" svg:x="17.802cm" svg:y="16.409cm">
            <text:p/>
            <draw:enhanced-geometry svg:viewBox="0 0 96 30" draw:type="non-primitive" draw:enhanced-path="M 0 0 L 0 12 48 18 96 30 96 24 96 18 48 12 0 0 0 0 Z N"/>
          </draw:custom-shape>
          <draw:custom-shape draw:style-name="Mgr29" draw:text-style-name="MP3" draw:layer="backgroundobjects" svg:width="0.793cm" svg:height="0.582cm" svg:x="18.411cm" svg:y="17.859cm">
            <text:p/>
            <draw:enhanced-geometry svg:viewBox="0 0 179 132" draw:type="non-primitive" draw:enhanced-path="M 0 132 L 29 132 77 108 119 78 155 48 179 12 173 6 167 0 137 42 101 78 53 108 0 132 0 132 Z N"/>
          </draw:custom-shape>
          <draw:custom-shape draw:style-name="Mgr22" draw:text-style-name="MP3" draw:layer="backgroundobjects" svg:width="1.98cm" svg:height="0.82cm" svg:x="11.399cm" svg:y="16.854cm">
            <text:p/>
            <draw:enhanced-geometry svg:viewBox="0 0 448 186" draw:type="non-primitive" draw:enhanced-path="M 6 6 L 78 12 150 18 215 36 275 60 329 84 377 114 419 150 448 186 448 162 413 126 371 96 323 66 269 48 144 12 78 6 6 0 0 0 0 0 0 6 0 6 6 6 6 6 Z N"/>
          </draw:custom-shape>
          <draw:custom-shape draw:style-name="Mgr30" draw:text-style-name="MP3" draw:layer="backgroundobjects" svg:width="3.933cm" svg:height="2.038cm" svg:x="9.446cm" svg:y="16.986cm">
            <text:p/>
            <draw:enhanced-geometry svg:viewBox="0 0 890 462" draw:type="non-primitive" draw:enhanced-path="M 23 276 L 29 222 59 174 95 132 149 96 209 60 281 36 364 24 448 18 532 24 609 36 681 60 741 96 795 132 831 174 861 222 867 276 855 330 831 378 783 426 723 462 765 462 819 426 855 378 884 330 890 276 884 222 855 168 813 120 759 84 693 48 621 24 538 6 448 0 358 6 275 24 197 48 131 84 77 120 35 168 12 222 0 276 6 330 35 378 71 426 125 462 167 462 107 426 59 378 35 330 23 276 23 276 Z N"/>
          </draw:custom-shape>
          <draw:custom-shape draw:style-name="Mgr20" draw:text-style-name="MP3" draw:layer="backgroundobjects" svg:width="1.795cm" svg:height="2.144cm" svg:x="9.181cm" svg:y="16.88cm">
            <text:p/>
            <draw:enhanced-geometry svg:viewBox="0 0 406 486" draw:type="non-primitive" draw:enhanced-path="M 18 300 L 24 246 48 198 83 150 131 108 185 72 251 42 329 24 406 6 406 0 323 12 245 36 179 66 119 102 72 144 30 192 6 246 0 300 6 348 30 396 66 444 107 486 131 486 83 450 48 402 24 354 18 300 18 300 Z N"/>
          </draw:custom-shape>
          <draw:custom-shape draw:style-name="Mgr31" draw:text-style-name="MP3" draw:layer="backgroundobjects" svg:width="0.476cm" svg:height="1.111cm" svg:x="13.172cm" svg:y="17.833cm">
            <text:p/>
            <draw:enhanced-geometry svg:viewBox="0 0 107 252" draw:type="non-primitive" draw:enhanced-path="M 89 84 L 83 132 65 174 36 216 0 252 18 252 53 216 83 174 101 132 107 84 101 42 89 0 65 0 83 42 89 84 89 84 Z N"/>
          </draw:custom-shape>
          <draw:custom-shape draw:style-name="Mgr32" draw:text-style-name="MP3" draw:layer="backgroundobjects" svg:width="3.682cm" svg:height="0.661cm" svg:x="9.119cm" svg:y="16.25cm">
            <text:p/>
            <draw:enhanced-geometry svg:viewBox="0 0 835 150" draw:type="non-primitive" draw:enhanced-path="M 518 18 L 597 24 682 30 755 42 828 60 835 42 761 24 688 12 603 6 518 0 372 12 232 36 110 78 0 132 19 150 122 96 244 54 378 30 518 18 518 18 Z N"/>
          </draw:custom-shape>
          <draw:custom-shape draw:style-name="Mgr32" draw:text-style-name="MP3" draw:layer="backgroundobjects" svg:width="0.754cm" svg:height="2.033cm" svg:x="8.233cm" svg:y="16.991cm">
            <text:p/>
            <draw:enhanced-geometry svg:viewBox="0 0 171 461" draw:type="non-primitive" draw:enhanced-path="M 31 263 L 43 191 67 131 116 72 171 18 153 0 86 60 43 120 13 191 0 263 6 317 25 365 49 413 86 461 122 461 86 413 55 365 37 317 31 263 31 263 Z N"/>
          </draw:custom-shape>
          <draw:custom-shape draw:style-name="Mgr26" draw:text-style-name="MP3" draw:layer="backgroundobjects" svg:width="1.588cm" svg:height="2.483cm" svg:x="13.013cm" svg:y="16.541cm">
            <text:p/>
            <draw:enhanced-geometry svg:viewBox="0 0 360 563" draw:type="non-primitive" draw:enhanced-path="M 360 365 L 353 305 335 251 305 204 262 156 213 108 159 66 92 30 19 0 0 12 67 42 134 78 189 114 238 162 274 210 299 257 317 311 323 365 317 419 299 467 274 515 238 563 268 563 311 515 335 467 353 419 360 365 360 365 Z N"/>
          </draw:custom-shape>
          <draw:custom-shape draw:style-name="Mgr26" draw:text-style-name="MP3" draw:layer="backgroundobjects" svg:width="4.753cm" svg:height="1.874cm" svg:x="10.222cm" svg:y="16.012cm">
            <text:p/>
            <draw:enhanced-geometry svg:viewBox="0 0 1078 425" draw:type="non-primitive" draw:enhanced-path="M 1053 425 L 1078 419 1066 377 1047 336 986 252 907 180 810 120 694 72 560 30 420 6 268 0 134 6 0 24 12 36 134 18 268 12 420 18 554 42 682 84 798 132 895 192 968 264 999 300 1023 342 1041 383 1053 425 1053 425 Z N"/>
          </draw:custom-shape>
          <draw:custom-shape draw:style-name="Mgr26" draw:text-style-name="MP3" draw:layer="backgroundobjects" svg:width="0.432cm" svg:height="1.032cm" svg:x="14.57cm" svg:y="17.992cm">
            <text:p/>
            <draw:enhanced-geometry svg:viewBox="0 0 98 234" draw:type="non-primitive" draw:enhanced-path="M 0 234 L 25 234 55 186 80 138 92 90 98 36 98 0 74 0 74 36 67 90 55 138 31 186 0 234 0 234 Z N"/>
          </draw:custom-shape>
          <draw:custom-shape draw:style-name="Mgr32" draw:text-style-name="MP3" draw:layer="backgroundobjects" svg:width="2.121cm" svg:height="2.827cm" svg:x="7.832cm" svg:y="16.197cm">
            <text:p/>
            <draw:enhanced-geometry svg:viewBox="0 0 481 641" draw:type="non-primitive" draw:enhanced-path="M 18 443 L 24 371 55 305 91 246 146 186 213 132 292 84 384 48 481 12 457 0 359 36 274 78 195 126 128 180 73 240 37 305 6 371 0 443 6 497 18 545 43 593 73 641 97 641 67 593 43 545 24 497 18 443 18 443 Z N"/>
          </draw:custom-shape>
          <draw:custom-shape draw:style-name="Mgr33" draw:text-style-name="MP3" draw:layer="backgroundobjects" svg:width="5.296cm" svg:height="3.223cm" svg:x="18.521cm" svg:y="15.002cm">
            <text:p/>
            <draw:enhanced-geometry svg:viewBox="0 0 1201 731" draw:type="non-primitive" draw:enhanced-path="M 604 0 L 484 6 370 30 263 60 179 108 101 162 48 222 12 294 6 330 0 366 6 401 12 437 48 509 101 569 179 623 263 671 370 701 484 725 604 731 723 725 837 701 938 671 1028 623 1100 569 1153 509 1189 437 1201 401 1201 366 1201 330 1189 294 1153 222 1100 162 1028 108 938 60 837 30 723 6 604 0 604 0 Z M 604 707 L 490 701 382 683 287 647 203 611 131 557 83 497 48 437 42 401 36 366 42 330 48 300 83 234 131 174 203 126 287 84 382 54 490 30 604 24 717 30 825 54 920 84 1004 126 1070 174 1124 234 1153 300 1165 366 1153 437 1124 497 1070 557 1004 611 920 647 825 683 717 701 604 707 604 707 Z N"/>
          </draw:custom-shape>
          <draw:custom-shape draw:style-name="Mgr33" draw:text-style-name="MP3" draw:layer="backgroundobjects" svg:width="2.399cm" svg:height="3.25cm" svg:x="18.203cm" svg:y="14.843cm">
            <text:p/>
            <draw:enhanced-geometry svg:viewBox="0 0 544 737" draw:type="non-primitive" draw:enhanced-path="M 24 402 L 36 330 66 264 108 204 173 150 251 102 335 60 436 30 544 12 544 0 430 18 329 48 233 90 155 138 90 198 42 258 12 330 0 402 6 455 18 503 42 545 78 593 114 635 161 671 221 707 281 737 323 737 257 707 203 671 149 635 108 593 72 551 48 503 30 455 24 402 24 402 Z N"/>
          </draw:custom-shape>
          <draw:custom-shape draw:style-name="Mgr34" draw:text-style-name="MP3" draw:layer="backgroundobjects" svg:width="2.686cm" svg:height="1.111cm" svg:x="21.131cm" svg:y="14.817cm">
            <text:p/>
            <draw:enhanced-geometry svg:viewBox="0 0 609 252" draw:type="non-primitive" draw:enhanced-path="M 12 12 L 113 18 203 30 292 48 376 78 448 114 514 156 567 198 609 252 609 216 561 168 502 126 436 90 364 60 286 36 197 18 107 6 12 0 6 0 0 0 0 12 6 12 12 12 12 12 Z N"/>
          </draw:custom-shape>
          <draw:custom-shape draw:style-name="Mgr23" draw:text-style-name="MP3" draw:layer="backgroundobjects" svg:width="0.318cm" svg:height="0.238cm" svg:x="23.133cm" svg:y="17.67cm">
            <text:p/>
            <draw:enhanced-geometry svg:viewBox="0 0 72 54" draw:type="non-primitive" draw:enhanced-path="M 72 0 L 36 30 0 54 36 54 54 42 72 24 72 24 72 0 72 0 Z N"/>
          </draw:custom-shape>
          <draw:custom-shape draw:style-name="Mgr23" draw:text-style-name="MP3" draw:layer="backgroundobjects" svg:width="3.109cm" svg:height="0.476cm" svg:x="19.866cm" svg:y="17.961cm">
            <text:p/>
            <draw:enhanced-geometry svg:viewBox="0 0 705 108" draw:type="non-primitive" draw:enhanced-path="M 299 90 L 221 90 143 78 0 48 0 66 143 96 221 108 299 108 412 102 520 84 615 60 705 24 705 0 615 42 520 66 412 84 299 90 299 90 Z N"/>
          </draw:custom-shape>
          <draw:custom-shape draw:style-name="Mgr23" draw:text-style-name="MP3" draw:layer="backgroundobjects" svg:width="0.631cm" svg:height="1.504cm" svg:x="23.53cm" svg:y="16.113cm">
            <text:p/>
            <draw:enhanced-geometry svg:viewBox="0 0 143 341" draw:type="non-primitive" draw:enhanced-path="M 119 114 L 113 173 89 239 47 293 0 341 29 341 77 287 113 233 137 173 143 114 137 60 119 0 89 0 113 60 119 114 119 114 Z N"/>
          </draw:custom-shape>
          <draw:custom-shape draw:style-name="Mgr23" draw:text-style-name="MP3" draw:layer="backgroundobjects" svg:width="0.366cm" svg:height="0.397cm" svg:x="22.318cm" svg:y="15.981cm">
            <text:p/>
            <draw:enhanced-geometry svg:viewBox="0 0 83 90" draw:type="non-primitive" draw:enhanced-path="M 59 90 L 83 84 71 60 53 42 6 0 0 18 35 48 59 90 59 90 Z N"/>
          </draw:custom-shape>
          <draw:custom-shape draw:style-name="Mgr35" draw:text-style-name="MP3" draw:layer="backgroundobjects" svg:width="3.162cm" svg:height="1.901cm" svg:x="19.601cm" svg:y="15.663cm">
            <text:p/>
            <draw:enhanced-geometry svg:viewBox="0 0 717 431" draw:type="non-primitive" draw:enhanced-path="M 693 216 L 687 257 669 293 633 329 598 359 544 383 490 401 424 413 359 419 293 413 227 401 173 383 119 359 84 329 48 293 30 257 24 216 30 174 48 138 84 102 119 72 173 48 227 30 293 18 359 12 418 18 478 30 532 48 580 66 586 48 478 12 418 6 359 0 287 6 221 18 161 36 107 66 60 96 30 132 6 174 0 216 6 257 30 299 60 335 107 371 161 395 221 413 287 425 359 431 430 425 496 413 562 395 610 371 657 335 687 299 711 257 717 216 717 204 711 192 687 198 693 210 693 216 693 216 Z N"/>
          </draw:custom-shape>
          <draw:custom-shape draw:style-name="Mgr36" draw:text-style-name="MP3" draw:layer="backgroundobjects" svg:width="4.008cm" svg:height="2.351cm" svg:x="19.178cm" svg:y="15.478cm">
            <text:p/>
            <draw:enhanced-geometry svg:viewBox="0 0 909 533" draw:type="non-primitive" draw:enhanced-path="M 616 0 L 616 18 724 60 765 84 807 114 837 144 861 180 873 216 879 258 873 311 843 359 807 401 753 443 694 473 622 497 538 509 455 515 371 509 287 497 215 473 156 443 102 401 66 359 36 311 30 258 36 222 48 186 66 156 90 126 66 114 36 144 18 180 6 216 0 258 12 311 36 365 78 413 132 449 203 485 275 509 365 527 455 533 544 527 634 509 712 485 777 449 831 413 873 365 897 311 909 258 903 216 885 174 861 132 825 102 783 66 735 42 616 0 616 0 Z N"/>
          </draw:custom-shape>
          <draw:custom-shape draw:style-name="Mgr33" draw:text-style-name="MP3" draw:layer="backgroundobjects" svg:width="1.61cm" svg:height="0.291cm" svg:x="20.126cm" svg:y="15.399cm">
            <text:p/>
            <draw:enhanced-geometry svg:viewBox="0 0 365 66" draw:type="non-primitive" draw:enhanced-path="M 240 18 L 299 24 359 30 365 12 305 6 240 0 174 6 114 12 0 42 0 66 54 48 114 30 174 24 240 18 240 18 Z N"/>
          </draw:custom-shape>
          <draw:custom-shape draw:style-name="Mgr33" draw:text-style-name="MP3" draw:layer="backgroundobjects" svg:width="0.291cm" svg:height="0.211cm" svg:x="19.681cm" svg:y="15.69cm">
            <text:p/>
            <draw:enhanced-geometry svg:viewBox="0 0 66 48" draw:type="non-primitive" draw:enhanced-path="M 66 18 L 48 0 24 12 0 30 12 48 42 30 66 18 66 18 Z N"/>
          </draw:custom-shape>
          <draw:custom-shape draw:style-name="Mgr37" draw:text-style-name="MP3" draw:layer="backgroundobjects" svg:width="1.689cm" svg:height="0.424cm" svg:x="23.283cm" svg:y="14.049cm">
            <text:p/>
            <draw:enhanced-geometry svg:viewBox="0 0 382 96" draw:type="non-primitive" draw:enhanced-path="M 209 96 L 143 90 83 66 35 36 6 0 0 6 29 42 77 72 137 90 209 96 263 90 311 84 352 66 382 42 376 42 346 66 305 78 263 90 209 96 209 96 Z N"/>
          </draw:custom-shape>
          <draw:custom-shape draw:style-name="Mgr37" draw:text-style-name="MP3" draw:layer="backgroundobjects" svg:width="1.137cm" svg:height="0.238cm" svg:x="23.438cm" svg:y="13.335cm">
            <text:p/>
            <draw:enhanced-geometry svg:viewBox="0 0 258 54" draw:type="non-primitive" draw:enhanced-path="M 174 0 L 216 6 258 12 252 6 216 0 174 0 120 6 78 12 36 30 0 48 6 54 36 36 78 18 120 6 174 0 174 0 Z N"/>
          </draw:custom-shape>
          <draw:custom-shape draw:style-name="Mgr37" draw:text-style-name="MP3" draw:layer="backgroundobjects" svg:width="0.264cm" svg:height="0.688cm" svg:x="24.893cm" svg:y="13.52cm">
            <text:p/>
            <draw:enhanced-geometry svg:viewBox="0 0 60 156" draw:type="non-primitive" draw:enhanced-path="M 54 90 L 48 126 24 156 30 156 54 126 60 90 54 66 48 42 30 18 6 0 0 6 24 24 42 42 48 66 54 90 54 90 Z N"/>
          </draw:custom-shape>
          <draw:custom-shape draw:style-name="Mgr37" draw:text-style-name="MP3" draw:layer="backgroundobjects" svg:width="0.847cm" svg:height="0.079cm" svg:x="23.702cm" svg:y="14.314cm">
            <text:p/>
            <draw:enhanced-geometry svg:viewBox="0 0 192 18" draw:type="non-primitive" draw:enhanced-path="M 114 12 L 72 6 30 0 0 0 54 12 114 18 156 18 192 12 186 0 150 6 114 12 114 12 Z N"/>
          </draw:custom-shape>
          <draw:custom-shape draw:style-name="Mgr13" draw:text-style-name="MP3" draw:layer="backgroundobjects" svg:width="0.71cm" svg:height="0.821cm" svg:x="23.389cm" svg:y="13.414cm">
            <text:p/>
            <draw:enhanced-geometry svg:viewBox="0 0 161 186" draw:type="non-primitive" draw:enhanced-path="M 11 114 L 17 96 23 78 53 42 101 18 155 6 161 0 95 12 47 36 11 72 5 90 0 114 11 150 23 168 41 186 65 186 41 168 23 150 17 132 11 114 11 114 Z N"/>
          </draw:custom-shape>
          <draw:custom-shape draw:style-name="Mgr13" draw:text-style-name="MP3" draw:layer="backgroundobjects" svg:width="0.82cm" svg:height="0.926cm" svg:x="24.205cm" svg:y="13.414cm">
            <text:p/>
            <draw:enhanced-geometry svg:viewBox="0 0 185 210" draw:type="non-primitive" draw:enhanced-path="M 0 6 L 66 12 119 36 155 72 161 90 167 114 161 138 149 162 119 180 90 198 96 210 131 192 161 168 179 144 185 114 179 90 173 66 155 48 131 30 72 6 0 0 0 6 0 6 0 6 Z N"/>
          </draw:custom-shape>
          <draw:custom-shape draw:style-name="Mgr37" draw:text-style-name="MP3" draw:layer="backgroundobjects" svg:width="1.318cm" svg:height="0.82cm" svg:x="23.57cm" svg:y="13.485cm">
            <text:p/>
            <draw:enhanced-geometry svg:viewBox="0 0 299 186" draw:type="non-primitive" draw:enhanced-path="M 150 0 L 90 6 42 30 12 54 6 72 0 90 6 108 12 126 42 156 90 180 150 186 209 180 257 156 287 126 299 108 299 90 299 72 287 54 257 30 209 6 150 0 150 0 Z M 150 180 L 96 174 48 156 18 126 12 108 6 90 12 72 18 54 48 30 96 12 150 6 203 12 251 30 281 54 293 72 293 90 293 108 281 126 251 156 203 174 150 180 150 180 Z N"/>
          </draw:custom-shape>
          <draw:custom-shape draw:style-name="Mgr18" draw:text-style-name="MP3" draw:layer="backgroundobjects" svg:width="0.37cm" svg:height="0.233cm" svg:x="17.242cm" svg:y="17.41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custom-shape draw:style-name="Mgr38" draw:text-style-name="MP3" draw:layer="backgroundobjects" svg:width="2.284cm" svg:height="1.407cm" svg:x="20.047cm" svg:y="15.9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33" draw:text-style-name="MP3" draw:layer="backgroundobjects" svg:width="1.966cm" svg:height="1.195cm" svg:x="20.188cm" svg:y="16.0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3" draw:text-style-name="MP3" draw:layer="backgroundobjects" svg:width="1.702cm" svg:height="1.028cm" svg:x="20.329cm" svg:y="16.09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8" draw:text-style-name="MP3" draw:layer="backgroundobjects" svg:width="1.314cm" svg:height="0.78cm" svg:x="20.523cm" svg:y="16.2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3" draw:text-style-name="MP3" draw:layer="backgroundobjects" svg:width="0.979cm" svg:height="0.613cm" svg:x="20.682cm" svg:y="16.30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24" draw:text-style-name="MP3" draw:layer="backgroundobjects" svg:width="0.556cm" svg:height="0.358cm" svg:x="20.893cm" svg:y="16.439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custom-shape draw:style-name="Mgr13" draw:text-style-name="MP3" draw:layer="backgroundobjects" svg:width="1.001cm" svg:height="0.582cm" svg:x="23.729cm" svg:y="13.60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37" draw:text-style-name="MP3" draw:layer="backgroundobjects" svg:width="0.802cm" svg:height="0.45cm" svg:x="23.826cm" svg:y="13.666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13" draw:text-style-name="MP3" draw:layer="backgroundobjects" svg:width="0.551cm" svg:height="0.361cm" svg:x="23.949cm" svg:y="13.71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Mgr37" draw:text-style-name="MP3" draw:layer="backgroundobjects" svg:width="0.322cm" svg:height="0.208cm" svg:x="24.068cm" svg:y="13.78cm">
              <text:p/>
              <draw:enhanced-geometry svg:viewBox="0 0 21600 21600" draw:glue-points="10800 0 3160 3160 0 10800 3160 18440 10800 21600 18440 18440 21600 10800 18440 3160" draw:text-areas="3200 3200 18400 18400" draw:type="ellipse" draw:enhanced-path="U 10800 10800 10800 10800 0 360 Z N"/>
            </draw:custom-shape>
          </draw:g>
        </draw:g>
      </draw:g>
      <draw:frame presentation:style-name="stage-modele-title" draw:layer="backgroundobjects" svg:width="21.581cm" svg:height="4.816cm" svg:x="1.904cm" svg:y="4.699cm" presentation:class="title" presentation:placeholder="true">
        <draw:text-box/>
      </draw:frame>
      <draw:frame presentation:style-name="Mpr3" draw:text-style-name="MP10" draw:layer="backgroundobjects" svg:width="5.918cm" svg:height="1.262cm" svg:x="1.27cm" svg:y="17.356cm" presentation:class="date-time">
        <draw:text-box>
          <text:p text:style-name="MP9"><text:span text:style-name="MT3"><presentation:date-time/></text:span></text:p>
        </draw:text-box>
      </draw:frame>
      <draw:frame presentation:style-name="Mpr4" draw:text-style-name="MP12" draw:layer="backgroundobjects" svg:width="8.035cm" svg:height="1.262cm" svg:x="8.677cm" svg:y="17.356cm" presentation:class="footer">
        <draw:text-box>
          <text:p text:style-name="MP11"><text:span text:style-name="MT3"><presentation:footer/></text:span></text:p>
        </draw:text-box>
      </draw:frame>
      <draw:frame presentation:style-name="Mpr5" draw:text-style-name="MP14" draw:layer="backgroundobjects" svg:width="5.918cm" svg:height="1.262cm" svg:x="18.203cm" svg:y="17.356cm" presentation:class="page-number">
        <draw:text-box>
          <text:p text:style-name="MP13"><text:span text:style-name="MT3"><text:page-number>&lt;number&gt;</text:page-number></text:span></text:p>
        </draw:text-box>
      </draw:frame>
      <draw:frame presentation:style-name="stage-modele-outline1" draw:layer="backgroundobjects" svg:width="22.851cm" svg:height="12.573cm" svg:x="1.269cm" svg:y="4.458cm" presentation:class="outline" presentation:placeholder="true">
        <draw:text-box/>
      </draw:frame>
      <presentation:notes style:page-layout-name="PM0">
        <draw:rect draw:style-name="Mgr11" draw:text-style-name="MP8" draw:layer="backgroundobjects" svg:width="19.05cm" svg:height="25.4cm" svg:x="0cm" svg:y="0cm">
          <text:p/>
        </draw:rect>
        <draw:custom-shape draw:style-name="Mgr12"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2"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6" draw:text-style-name="MP16" draw:layer="backgroundobjects" svg:width="8.246cm" svg:height="1.267cm" svg:x="0cm" svg:y="0cm" presentation:class="header">
          <draw:text-box>
            <text:p text:style-name="MP15"><text:span text:style-name="MT4"><presentation:header/></text:span></text:p>
          </draw:text-box>
        </draw:frame>
        <draw:frame presentation:style-name="Mpr7" draw:text-style-name="MP18" draw:layer="backgroundobjects" svg:width="8.246cm" svg:height="1.267cm" svg:x="10.795cm" svg:y="0cm" presentation:class="date-time">
          <draw:text-box>
            <text:p text:style-name="MP17"><text:span text:style-name="MT4"><presentation:date-time/></text:span></text:p>
          </draw:text-box>
        </draw:frame>
        <draw:page-thumbnail presentation:style-name="stage-modele-title" draw:layer="backgroundobjects" svg:width="12.691cm" svg:height="9.522cm" svg:x="3.174cm" svg:y="1.904cm" presentation:class="page"/>
        <draw:frame presentation:style-name="stage-modele-notes" draw:layer="backgroundobjects" svg:width="13.961cm" svg:height="11.427cm" svg:x="2.539cm" svg:y="12.065cm" presentation:class="notes" presentation:placeholder="true">
          <draw:text-box/>
        </draw:frame>
        <draw:frame presentation:style-name="Mpr8" draw:text-style-name="MP16" draw:layer="backgroundobjects" svg:width="8.246cm" svg:height="1.267cm" svg:x="0cm" svg:y="24.129cm" presentation:class="footer">
          <draw:text-box>
            <text:p text:style-name="MP15"><text:span text:style-name="MT4"><presentation:footer/></text:span></text:p>
          </draw:text-box>
        </draw:frame>
        <draw:frame presentation:style-name="Mpr9" draw:text-style-name="MP18" draw:layer="backgroundobjects" svg:width="8.246cm" svg:height="1.267cm" svg:x="10.795cm" svg:y="24.129cm" presentation:class="page-number">
          <draw:text-box>
            <text:p text:style-name="MP17"><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9$Build-9505</meta:generator>
    <meta:creation-date>2007-08-21T17:16:10</meta:creation-date>
    <dc:date>2011-05-11T11:05:51</dc:date>
    <dc:language>en-US</dc:language>
    <meta:editing-cycles>17</meta:editing-cycles>
    <meta:editing-duration>PT01H59M01S</meta:editing-duration>
    <meta:document-statistic meta:object-count="176"/>
    <meta:user-defined meta:name="Info 1"/>
    <meta:user-defined meta:name="Info 2"/>
    <meta:user-defined meta:name="Info 3"/>
    <meta:user-defined meta:name="Info 4"/>
    <meta:template xlink:type="simple" xlink:actuate="onRequest" xlink:title="stage-modele" xlink:href="../stage-modele.otp" meta:date="2007-08-21T17:16:10"/>
  </office:meta>
</office:document-meta>
</file>